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20" style:family="table-column">
      <style:table-column-properties fo:break-before="auto" style:column-width="4.9236in"/>
    </style:style>
    <style:style style:name="co21" style:family="table-column">
      <style:table-column-properties fo:break-before="auto" style:column-width="14.7661in"/>
    </style:style>
    <style:style style:name="co22" style:family="table-column">
      <style:table-column-properties fo:break-before="auto" style:column-width="2.4256in"/>
    </style:style>
    <style:style style:name="co23" style:family="table-column">
      <style:table-column-properties fo:break-before="auto" style:column-width="10.0917in"/>
    </style:style>
    <style:style style:name="co24" style:family="table-column">
      <style:table-column-properties fo:break-before="auto" style:column-width="1in"/>
    </style:style>
    <style:style style:name="co25" style:family="table-column">
      <style:table-column-properties fo:break-before="auto" style:column-width="2.0398in"/>
    </style:style>
    <style:style style:name="co26" style:family="table-column">
      <style:table-column-properties fo:break-before="auto" style:column-width="6.1783in"/>
    </style:style>
    <style:style style:name="co27" style:family="table-column">
      <style:table-column-properties fo:break-before="auto" style:column-width="7.0252in"/>
    </style:style>
    <style:style style:name="co28" style:family="table-column">
      <style:table-column-properties fo:break-before="auto" style:column-width="8.0335in"/>
    </style:style>
    <style:style style:name="co29" style:family="table-column">
      <style:table-column-properties fo:break-before="auto" style:column-width="23.7547in"/>
    </style:style>
    <style:style style:name="co30" style:family="table-column">
      <style:table-column-properties fo:break-before="auto" style:column-width="3.6909in"/>
    </style:style>
    <style:style style:name="co31" style:family="table-column">
      <style:table-column-properties fo:break-before="auto" style:column-width="7.9256in"/>
    </style:style>
    <style:style style:name="co32" style:family="table-column">
      <style:table-column-properties fo:break-before="auto" style:column-width="7.861in"/>
    </style:style>
    <style:style style:name="co33" style:family="table-column">
      <style:table-column-properties fo:break-before="auto" style:column-width="23.1398in"/>
    </style:style>
    <style:style style:name="co34" style:family="table-column">
      <style:table-column-properties fo:break-before="auto" style:column-width="19.698in"/>
    </style:style>
    <style:style style:name="co35" style:family="table-column">
      <style:table-column-properties fo:break-before="auto" style:column-width="4.8598in"/>
    </style:style>
    <style:style style:name="co36" style:family="table-column">
      <style:table-column-properties fo:break-before="auto" style:column-width="10.478in"/>
    </style:style>
    <style:style style:name="co37" style:family="table-column">
      <style:table-column-properties fo:break-before="auto" style:column-width="3.122in"/>
    </style:style>
    <style:style style:name="co38" style:family="table-column">
      <style:table-column-properties fo:break-before="auto" style:column-width="4.5165in"/>
    </style:style>
    <style:style style:name="co39" style:family="table-column">
      <style:table-column-properties fo:break-before="auto" style:column-width="1.8102in"/>
    </style:style>
    <style:style style:name="co40" style:family="table-column">
      <style:table-column-properties fo:break-before="auto" style:column-width="1.1925in"/>
    </style:style>
    <style:style style:name="co41" style:family="table-column">
      <style:table-column-properties fo:break-before="auto" style:column-width="1.1173in"/>
    </style:style>
    <style:style style:name="co42" style:family="table-column">
      <style:table-column-properties fo:break-before="auto" style:column-width="1.3429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1.178in" fo:break-before="auto" style:use-optimal-row-height="false"/>
    </style:style>
    <style:style style:name="ro5" style:family="table-row">
      <style:table-row-properties style:row-height="3.1972in" fo:break-before="auto" style:use-optimal-row-height="false"/>
    </style:style>
    <style:style style:name="ro6" style:family="table-row">
      <style:table-row-properties style:row-height="2.5752in" fo:break-before="auto" style:use-optimal-row-height="false"/>
    </style:style>
    <style:style style:name="ro7" style:family="table-row">
      <style:table-row-properties style:row-height="3.8189in" fo:break-before="auto" style:use-optimal-row-height="false"/>
    </style:style>
    <style:style style:name="ro8" style:family="table-row">
      <style:table-row-properties style:row-height="2.2638in" fo:break-before="auto" style:use-optimal-row-height="false"/>
    </style:style>
    <style:style style:name="ro9" style:family="table-row">
      <style:table-row-properties style:row-height="3.3528in" fo:break-before="auto" style:use-optimal-row-height="false"/>
    </style:style>
    <style:style style:name="ro10" style:family="table-row">
      <style:table-row-properties style:row-height="4.9071in" fo:break-before="auto" style:use-optimal-row-height="false"/>
    </style:style>
    <style:style style:name="ro11" style:family="table-row">
      <style:table-row-properties style:row-height="3.6634in" fo:break-before="auto" style:use-optimal-row-height="false"/>
    </style:style>
    <style:style style:name="ro12" style:family="table-row">
      <style:table-row-properties style:row-height="4.4409in" fo:break-before="auto" style:use-optimal-row-height="false"/>
    </style:style>
    <style:style style:name="ro13" style:family="table-row">
      <style:table-row-properties style:row-height="3.0417in" fo:break-before="auto" style:use-optimal-row-height="false"/>
    </style:style>
    <style:style style:name="ro14" style:family="table-row">
      <style:table-row-properties style:row-height="6.4618in" fo:break-before="auto" style:use-optimal-row-height="false"/>
    </style:style>
    <style:style style:name="ro15" style:family="table-row">
      <style:table-row-properties style:row-height="4.5965in" fo:break-before="auto" style:use-optimal-row-height="false"/>
    </style:style>
    <style:style style:name="ro16" style:family="table-row">
      <style:table-row-properties style:row-height="2.4193in" fo:break-before="auto" style:use-optimal-row-height="false"/>
    </style:style>
    <style:style style:name="ro17" style:family="table-row">
      <style:table-row-properties style:row-height="3.5075in" fo:break-before="auto" style:use-optimal-row-height="false"/>
    </style:style>
    <style:style style:name="ro18" style:family="table-row">
      <style:table-row-properties style:row-height="4.1299in" fo:break-before="auto" style:use-optimal-row-height="false"/>
    </style:style>
    <style:style style:name="ro19" style:family="table-row">
      <style:table-row-properties style:row-height="5.0626in" fo:break-before="auto" style:use-optimal-row-height="false"/>
    </style:style>
    <style:style style:name="ro20" style:family="table-row">
      <style:table-row-properties style:row-height="4.2854in" fo:break-before="auto" style:use-optimal-row-height="false"/>
    </style:style>
    <style:style style:name="ro21" style:family="table-row">
      <style:table-row-properties style:row-height="2.7307in" fo:break-before="auto" style:use-optimal-row-height="false"/>
    </style:style>
    <style:style style:name="ro22" style:family="table-row">
      <style:table-row-properties style:row-height="1.798in" fo:break-before="auto" style:use-optimal-row-height="false"/>
    </style:style>
    <style:style style:name="ro23" style:family="table-row">
      <style:table-row-properties style:row-height="8.328in" fo:break-before="auto" style:use-optimal-row-height="false"/>
    </style:style>
    <style:style style:name="ro24" style:family="table-row">
      <style:table-row-properties style:row-height="8.4835in" fo:break-before="auto" style:use-optimal-row-height="false"/>
    </style:style>
    <style:style style:name="ro25" style:family="table-row">
      <style:table-row-properties style:row-height="14.0799in" fo:break-before="auto" style:use-optimal-row-height="false"/>
    </style:style>
    <style:style style:name="ro26" style:family="table-row">
      <style:table-row-properties style:row-height="2.8862in" fo:break-before="auto" style:use-optimal-row-height="false"/>
    </style:style>
    <style:style style:name="ro27" style:family="table-row">
      <style:table-row-properties style:row-height="19.0654in" fo:break-before="auto" style:use-optimal-row-height="false"/>
    </style:style>
    <style:style style:name="ro28" style:family="table-row">
      <style:table-row-properties style:row-height="5.9957in" fo:break-before="auto" style:use-optimal-row-height="false"/>
    </style:style>
    <style:style style:name="ro29" style:family="table-row">
      <style:table-row-properties style:row-height="8.172in" fo:break-before="auto" style:use-optimal-row-height="false"/>
    </style:style>
    <style:style style:name="ro30" style:family="table-row">
      <style:table-row-properties style:row-height="14.3909in" fo:break-before="auto" style:use-optimal-row-height="false"/>
    </style:style>
    <style:style style:name="ro31" style:family="table-row">
      <style:table-row-properties style:row-height="10.9709in" fo:break-before="auto" style:use-optimal-row-height="false"/>
    </style:style>
    <style:style style:name="ro32" style:family="table-row">
      <style:table-row-properties style:row-height="18.9102in" fo:break-before="auto" style:use-optimal-row-height="false"/>
    </style:style>
    <style:style style:name="ro33" style:family="table-row">
      <style:table-row-properties style:row-height="11.2811in" fo:break-before="auto" style:use-optimal-row-height="false"/>
    </style:style>
    <style:style style:name="ro34" style:family="table-row">
      <style:table-row-properties style:row-height="14.8575in" fo:break-before="auto" style:use-optimal-row-height="false"/>
    </style:style>
    <style:style style:name="ro35" style:family="table-row">
      <style:table-row-properties style:row-height="14.2354in" fo:break-before="auto" style:use-optimal-row-height="false"/>
    </style:style>
    <style:style style:name="ro36" style:family="table-row">
      <style:table-row-properties style:row-height="15.7902in" fo:break-before="auto" style:use-optimal-row-height="false"/>
    </style:style>
    <style:style style:name="ro37" style:family="table-row">
      <style:table-row-properties style:row-height="9.1047in" fo:break-before="auto" style:use-optimal-row-height="false"/>
    </style:style>
    <style:style style:name="ro38" style:family="table-row">
      <style:table-row-properties style:row-height="8.9492in" fo:break-before="auto" style:use-optimal-row-height="false"/>
    </style:style>
    <style:style style:name="ro39" style:family="table-row">
      <style:table-row-properties style:row-height="12.9917in" fo:break-before="auto" style:use-optimal-row-height="false"/>
    </style:style>
    <style:style style:name="ro40" style:family="table-row">
      <style:table-row-properties style:row-height="10.1929in" fo:break-before="auto" style:use-optimal-row-height="false"/>
    </style:style>
    <style:style style:name="ro41" style:family="table-row">
      <style:table-row-properties style:row-height="6.7728in" fo:break-before="auto" style:use-optimal-row-height="false"/>
    </style:style>
    <style:style style:name="ro42" style:family="table-row">
      <style:table-row-properties style:row-height="6.1508in" fo:break-before="auto" style:use-optimal-row-height="false"/>
    </style:style>
    <style:style style:name="ro43" style:family="table-row">
      <style:table-row-properties style:row-height="7.0839in" fo:break-before="auto" style:use-optimal-row-height="false"/>
    </style:style>
    <style:style style:name="ro44" style:family="table-row">
      <style:table-row-properties style:row-height="8.639in" fo:break-before="auto" style:use-optimal-row-height="fals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size="15pt" style:font-size-asian="15pt" style:font-size-complex="15pt"/>
    </style:style>
    <style:style style:name="ce13" style:family="table-cell" style:parent-style-name="Default">
      <style:text-properties fo:font-size="15pt" style:font-size-asian="15pt" style:font-size-complex="15pt"/>
    </style:style>
    <style:style style:name="ce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in"/>
    </style:style>
    <style:style style:name="ce8" style:family="table-cell" style:parent-style-name="Default">
      <style:table-cell-properties style:text-align-source="fix" style:repeat-content="false" fo:wrap-option="wrap"/>
      <style:paragraph-properties fo:text-align="start" fo:margin-left="0in"/>
    </style:style>
    <style:style style:name="ce15" style:family="table-cell" style:parent-style-name="Default">
      <style:table-cell-properties fo:wrap-option="wrap"/>
    </style:style>
    <style:style style:name="ce16" style:family="table-cell" style:parent-style-name="Default">
      <style:table-cell-properties fo:wrap-option="wrap"/>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ce18"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start" fo:margin-left="0in"/>
    </style:style>
    <style:style style:name="ce20" style:family="table-cell" style:parent-style-name="Default">
      <style:table-cell-properties style:text-align-source="fix" style:repeat-content="false" fo:wrap-option="wrap"/>
      <style:paragraph-properties fo:text-align="start" fo:margin-left="0in"/>
    </style:style>
    <style:style style:name="ce6" style:family="table-cell" style:parent-style-name="Footnote">
      <style:table-cell-properties style:text-align-source="fix" style:repeat-content="false" fo:wrap-option="wrap"/>
      <style:paragraph-properties fo:text-align="start" fo:margin-left="0in"/>
      <style:text-properties fo:font-weight="bold" style:font-weight-asian="bold" style:font-weight-complex="bold"/>
    </style:style>
    <style:style style:name="ce7" style:family="table-cell" style:parent-style-name="Footnote">
      <style:table-cell-properties style:text-align-source="fix" style:repeat-content="false" fo:wrap-option="wrap"/>
      <style:paragraph-properties fo:text-align="start" fo:margin-left="0in"/>
    </style:style>
    <style:style style:name="ce23" style:family="table-cell" style:parent-style-name="Footnote">
      <style:table-cell-properties fo:wrap-option="wrap"/>
      <style:text-properties style:text-outline="false" style:text-line-through-style="none" style:text-line-through-type="none" fo:font-size="10pt" fo:text-shadow="none" style:text-underline-style="none" fo:font-weight="normal" style:text-underline-mode="continuous" style:text-overline-mode="continuous" style:text-line-through-mode="continuous" style:font-name-asian="DejaVu Sans" style:font-size-asian="10pt" style:language-asian="zh" style:country-asian="CN" style:font-weight-asian="normal" style:font-name-complex="DejaVu Sans" style:font-size-complex="10pt" style:language-complex="hi" style:country-complex="IN" style:font-weight-complex="normal" style:text-emphasize="none" style:font-relief="none" style:text-overline-style="none" style:text-overline-color="font-color"/>
    </style:style>
    <style:style style:name="ce24" style:family="table-cell" style:parent-style-name="Footnote">
      <style:table-cell-properties fo:wrap-option="wrap"/>
      <style:text-properties style:text-outline="false" style:text-line-through-style="none" style:text-line-through-type="none" fo:font-size="10pt" fo:text-shadow="none" style:text-underline-style="none" fo:font-weight="bold" style:text-underline-mode="continuous" style:text-overline-mode="continuous" style:text-line-through-mode="continuous" style:font-name-asian="DejaVu Sans" style:font-size-asian="10pt" style:language-asian="zh" style:country-asian="CN" style:font-weight-asian="normal" style:font-name-complex="DejaVu Sans" style:font-size-complex="10pt" style:language-complex="hi" style:country-complex="IN" style:font-weight-complex="normal" style:text-emphasize="none" style:font-relief="none" style:text-overline-style="none" style:text-overline-color="font-color"/>
    </style:style>
    <style:style style:name="ce25"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bold"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26"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15"/>
        <table:table-column table:style-name="co2" table:default-cell-style-name="Default"/>
        <table:table-column table:style-name="co3" table:default-cell-style-name="ce15"/>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15"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16" office:value-type="string" calcext:value-type="string">
            <text:p>("intelligent agent" OR "intelligent agents" OR "cognitive agent" OR "cognitive agents" OR "multiagent" OR "multi agent") &amp;  "behavioral economics"</text:p>
            <text:p/>
          </table:table-cell>
          <table:table-cell table:style-name="ce16"/>
          <table:table-cell table:style-name="ce17" table:number-columns-repeated="1021"/>
        </table:table-row>
        <table:table-row table:style-name="ro2">
          <table:table-cell table:style-name="Default" office:value-type="float" office:value="2" calcext:value-type="float">
            <text:p>2</text:p>
          </table:table-cell>
          <table:table-cell table:style-name="ce16" office:value-type="string" calcext:value-type="string">
            <text:p>("intelligent agent" OR "intelligent agents" OR "cognitive agent" OR "cognitive agents" OR "multiagent" OR "multi agent") &amp; "behavioral finance"</text:p>
            <text:p/>
          </table:table-cell>
          <table:table-cell table:style-name="ce16"/>
          <table:table-cell table:style-name="ce17"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office:forms form:automatic-focus="false" form:apply-design-mode="false"/>
        <table:table-column table:style-name="co20" table:default-cell-style-name="ce19"/>
        <table:table-column table:style-name="co21" table:default-cell-style-name="ce19"/>
        <table:table-column table:style-name="co22" table:default-cell-style-name="ce19"/>
        <table:table-column table:style-name="co23" table:default-cell-style-name="ce19"/>
        <table:table-column table:style-name="co24" table:default-cell-style-name="ce19"/>
        <table:table-column table:style-name="co25" table:default-cell-style-name="ce19"/>
        <table:table-column table:style-name="co26" table:default-cell-style-name="ce19"/>
        <table:table-column table:style-name="co27" table:default-cell-style-name="ce19"/>
        <table:table-column table:style-name="co28" table:default-cell-style-name="ce19"/>
        <table:table-column table:style-name="co29" table:number-columns-repeated="2" table:default-cell-style-name="ce19"/>
        <table:table-column table:style-name="co30" table:default-cell-style-name="ce19"/>
        <table:table-column table:style-name="co31" table:default-cell-style-name="ce19"/>
        <table:table-column table:style-name="co32" table:default-cell-style-name="ce19"/>
        <table:table-column table:style-name="co33" table:default-cell-style-name="ce19"/>
        <table:table-column table:style-name="co34" table:default-cell-style-name="ce19"/>
        <table:table-column table:style-name="co35" table:default-cell-style-name="ce19"/>
        <table:table-column table:style-name="co36" table:default-cell-style-name="ce19"/>
        <table:table-column table:style-name="co37" table:default-cell-style-name="ce19"/>
        <table:table-column table:style-name="co29" table:default-cell-style-name="ce19"/>
        <table:table-column table:style-name="co38" table:default-cell-style-name="ce19"/>
        <table:table-column table:style-name="co39" table:number-columns-repeated="1003" table:default-cell-style-name="ce19"/>
        <table:table-row table:style-name="ro4">
          <table:table-cell table:style-name="ce18" office:value-type="string" calcext:value-type="string">
            <text:p>Position of the paper in the list of papers returned by the query</text:p>
          </table:table-cell>
          <table:table-cell table:style-name="ce18" office:value-type="string" calcext:value-type="string">
            <text:p>Family names of the authors</text:p>
          </table:table-cell>
          <table:table-cell table:style-name="ce18" office:value-type="string" calcext:value-type="string">
            <text:p>Number of the authors</text:p>
          </table:table-cell>
          <table:table-cell table:style-name="ce18" office:value-type="string" calcext:value-type="string">
            <text:p>Title</text:p>
          </table:table-cell>
          <table:table-cell table:style-name="ce18" office:value-type="string" calcext:value-type="string">
            <text:p>Cut and paste of the paper’s abstract</text:p>
          </table:table-cell>
          <table:table-cell table:style-name="ce18" office:value-type="string" calcext:value-type="string">
            <text:p>Publication year</text:p>
          </table:table-cell>
          <table:table-cell table:style-name="ce18" office:value-type="string" calcext:value-type="string">
            <text:p>Venue (name of the journal or name of the conference)</text:p>
          </table:table-cell>
          <table:table-cell table:style-name="ce18" office:value-type="string" calcext:value-type="string">
            <text:p>Bibtex DBLP</text:p>
          </table:table-cell>
          <table:table-cell table:style-name="ce18" office:value-type="string" calcext:value-type="string">
            <text:p>bibtex xource</text:p>
          </table:table-cell>
          <table:table-cell table:style-name="ce18" office:value-type="string" calcext:value-type="string">
            <text:p>Bibtex </text:p>
          </table:table-cell>
          <table:table-cell table:style-name="ce18" office:value-type="string" calcext:value-type="string">
            <text:p>URL of the pdf file</text:p>
          </table:table-cell>
          <table:table-cell table:style-name="ce18" office:value-type="string" calcext:value-type="string">
            <text:p>Are the agents implemented? (YES or NO)</text:p>
          </table:table-cell>
          <table:table-cell table:style-name="ce18" office:value-type="string" calcext:value-type="string">
            <text:p>If the agents are implemented, in which language/framework? (for example, JADE, Jason, NetLogo, Python….)</text:p>
          </table:table-cell>
          <table:table-cell table:style-name="ce18" office:value-type="string" calcext:value-type="string">
            <text:p>If the agents are implemented, is the code available online? (if yes, put the url of the code, otherwise write no)</text:p>
          </table:table-cell>
          <table:table-cell table:style-name="ce18" office:value-type="string" calcext:value-type="string">
            <text:p>Name of the Agent</text:p>
          </table:table-cell>
          <table:table-cell table:style-name="ce18" office:value-type="string" calcext:value-type="string">
            <text:p>Features of the Agent</text:p>
          </table:table-cell>
          <table:table-cell table:style-name="ce18" office:value-type="string" calcext:value-type="string">
            <text:p>Does The paper discuss any implementations of other Agents</text:p>
          </table:table-cell>
          <table:table-cell table:style-name="ce18" office:value-type="string" calcext:value-type="string">
            <text:p>If implemented list agent Name and platform they are developed on along with source code and features</text:p>
          </table:table-cell>
          <table:table-cell table:style-name="ce18" office:value-type="string" calcext:value-type="string">
            <text:p>Are the agents discussed rational</text:p>
          </table:table-cell>
          <table:table-cell table:style-name="ce18" office:value-type="string" calcext:value-type="string">
            <text:p>Approach to develop the MAS</text:p>
          </table:table-cell>
          <table:table-cell table:style-name="ce18" office:value-type="string" calcext:value-type="string">
            <text:p>References</text:p>
          </table:table-cell>
          <table:table-cell table:style-name="ce18" table:number-columns-repeated="1003"/>
        </table:table-row>
        <table:table-row table:style-name="ro5">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office:value-type="string" calcext:value-type="string">
            <text:p>na</text:p>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Samuel.Thiriot@francetelecom.com</text:p>
          </table:table-cell>
          <table:table-cell table:number-columns-repeated="1003"/>
        </table:table-row>
        <table:table-row table:style-name="ro5">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office:value-type="string" calcext:value-type="string">
            <text:p>dblp</text:p>
          </table:table-cell>
          <table:table-cell table:number-columns-repeated="2"/>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https://ceeesa.es.anl.gov/projects/emcas.html</text:p>
          </table:table-cell>
          <table:table-cell table:number-columns-repeated="1003"/>
        </table:table-row>
        <table:table-row table:style-name="ro6">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office:value-type="string" calcext:value-type="string">
            <text:p>na</text:p>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4">
          <table:table-cell office:value-type="float" office:value="4" calcext:value-type="float">
            <text:p>4</text:p>
          </table:table-cell>
          <table:table-cell office:value-type="string" calcext:value-type="string">
            <text:p>Chen Shu-Heng &amp; Ying-Fang Kao &amp; Ragupathy Venkatachalam</text:p>
          </table:table-cell>
          <table:table-cell office:value-type="float" office:value="3" calcext:value-type="float">
            <text:p>3</text:p>
          </table:table-cell>
          <table:table-cell office:value-type="string" calcext:value-type="string">
            <text:p>Computational Behavioral Economics</text:p>
          </table:table-cell>
          <table:table-cell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google scholar</text:p>
          </table:table-cell>
          <table:table-cell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office:value-type="string" calcext:value-type="string">
            <text:p>https://core.ac.uk/download/pdf/74246198.pdf</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7">
          <table:table-cell office:value-type="float" office:value="5" calcext:value-type="float">
            <text:p>5</text:p>
          </table:table-cell>
          <table:table-cell office:value-type="string" calcext:value-type="string">
            <text:p>Gali Noti</text:p>
          </table:table-cell>
          <table:table-cell office:value-type="float" office:value="1" calcext:value-type="float">
            <text:p>1</text:p>
          </table:table-cell>
          <table:table-cell office:value-type="string" calcext:value-type="string">
            <text:p>From Behavioral Theories to Econometrics: Inferring Preferences of Human Agents from Data on Repeated Interactions</text:p>
          </table:table-cell>
          <table:table-cell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office:value-type="float" office:value="2021" calcext:value-type="float">
            <text:p>2021</text:p>
          </table:table-cell>
          <table:table-cell office:value-type="string" calcext:value-type="string">
            <text:p>{AAAI} Press</text:p>
          </table:table-cell>
          <table:table-cell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js.aaai.org/index.php/AAAI/article/view/16708/16515</text:p>
          </table:table-cell>
          <table:table-cell office:value-type="string" calcext:value-type="string">
            <text:p>no</text:p>
          </table:table-cell>
          <table:table-cell table:number-columns-repeated="5" office:value-type="string" calcext:value-type="string">
            <text:p>na</text:p>
          </table:table-cell>
          <table:table-cell table:number-columns-repeated="1007"/>
        </table:table-row>
        <table:table-row table:style-name="ro8">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8">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office:value-type="string" calcext:value-type="string">
            <text:p>na</text:p>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9">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table-cell office:value-type="string" calcext:value-type="string">
            <text:p>na</text:p>
          </table:table-cell>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5">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0">
          <table:table-cell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office:value-type="string" calcext:value-type="string">
            <text:p>dblp</text:p>
          </table:table-cell>
          <table:table-cell/>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1">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1007"/>
        </table:table-row>
        <table:table-row table:style-name="ro12">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office:value-type="string" calcext:value-type="string">
            <text:p>na</text:p>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number-columns-repeated="1004"/>
        </table:table-row>
        <table:table-row table:style-name="ro12">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office:value-type="string" calcext:value-type="string">
            <text:p>dblp</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1012"/>
        </table:table-row>
        <table:table-row table:style-name="ro12">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318999296_Incorporating_Learning_into_Decision_Making_in_Agent_Based_Models</text:p>
          </table:table-cell>
          <table:table-cell office:value-type="string" calcext:value-type="string">
            <text:p>yes</text:p>
          </table:table-cell>
          <table:table-cell table:number-columns-repeated="1012"/>
        </table:table-row>
        <table:table-row table:style-name="ro6">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office:value-type="string" calcext:value-type="string">
            <text:p>na</text:p>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2"/>
          <table:table-cell office:value-type="string" calcext:value-type="string">
            <text:p>no</text:p>
          </table:table-cell>
          <table:table-cell office:value-type="string" calcext:value-type="string">
            <text:p>na</text:p>
          </table:table-cell>
          <table:table-cell table:style-name="ce20" office:value-type="string" calcext:value-type="string">
            <text:p>Yes, the agents used in agent-based computational economics (ACE) models are typically assumed to behave rationally according to the economic principles or decision-making rules programmed into them. However, the concept of rationality can vary depending on the specific model and its underlying assumptions.</text:p>
            <text:p/>
            <text:p>In some ACE models, agents may follow classical economic rationality assumptions, such as maximizing utility or profit given their preferences, constraints, and available information. These agents make decisions based on expected payoffs and optimize their behavior to achieve their objectives.</text:p>
            <text:p/>
            <text:p>However, it's important to note that not all ACE models assume perfect rationality. Some models incorporate bounded rationality, where agents have limited cognitive abilities, information, or computational resources. In such cases, agents may use simplified decision rules or heuristics to make choices, rather than fully optimizing their behavior.</text:p>
            <text:p/>
            <text:p>Additionally, in behavioral economics-inspired ACE models, agents may exhibit deviations from strict rationality, such as biases, cognitive limitations, or social influences. These models aim to capture more realistic aspects of human decision-making, acknowledging that individuals may not always behave in perfectly rational ways.</text:p>
            <text:p/>
            <text:p>Overall, whether the agents in ACE models are assumed to be rational depends on the specific assumptions and objectives of the model, with variations ranging from perfect rationality to bounded rationality to behavioral realism.</text:p>
          </table:table-cell>
          <table:table-cell office:value-type="string" calcext:value-type="string">
            <text:p>yes</text:p>
          </table:table-cell>
          <table:table-cell office:value-type="string" calcext:value-type="string">
            <text:p>na</text:p>
          </table:table-cell>
          <table:table-cell office:value-type="string" calcext:value-type="string">
            <text:p>yes</text:p>
          </table:table-cell>
          <table:table-cell table:style-name="ce20" office:value-type="string" calcext:value-type="string">
            <text:p>Yes, the paper discusses various approaches used to develop economic models, especially within the context of agent-based computational economics (ACE). Some of the approaches mentioned include:</text:p>
            <text:p/>
            <text:p>1. Traditional economic modeling: The paper acknowledges traditional economic modeling approaches, which often rely on analytical methods and mathematical frameworks to study economic phenomena. These models typically assume rationality and optimization in decision-making.</text:p>
            <text:p/>
            <text:p>2. Behavioral economics: The paper emphasizes the influence of behavioral economics on economic modeling. Behavioral economics incorporates insights from psychology and other social sciences to understand how individuals deviate from strict rationality in their decision-making. This approach often considers factors such as bounded rationality, cognitive biases, and social preferences.</text:p>
            <text:p/>
            <text:p>3. Neuroeconomics: The paper discusses neuroeconomics as a relatively new discipline that integrates insights from neuroscience into economic modeling. Neuroeconomics seeks to understand the neural mechanisms underlying economic decision-making and how these mechanisms influence behavior. This approach often involves empirical studies using neuroimaging techniques to explore brain activity during decision-making tasks.</text:p>
            <text:p/>
            <text:p>4. Agent-based modeling: The paper highlights agent-based modeling as a powerful approach for studying complex systems, including economic systems. Agent-based models simulate the behavior of individual agents within a larger system, allowing researchers to explore emergent phenomena and interactions between agents. This approach is particularly well-suited for studying heterogeneous agents and complex adaptive systems.</text:p>
            <text:p/>
          </table:table-cell>
          <table:table-cell office:value-type="string" calcext:value-type="string">
            <text:p>na</text:p>
          </table:table-cell>
          <table:table-cell table:number-columns-repeated="1003"/>
        </table:table-row>
        <table:table-row table:style-name="ro13">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office:value-type="string" calcext:value-type="string">
            <text:p>na</text:p>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number-columns-repeated="3"/>
          <table:table-cell office:value-type="string" calcext:value-type="string">
            <text:p>SOSIEL-elf-Organizing Social &amp; Inductive Evolutionary Learning) Platform</text:p>
          </table:table-cell>
          <table:table-cell table:style-name="ce20" office:value-type="string" calcext:value-type="string">
            <text:p>The SOSIEL Platform is a comprehensive tool designed for modeling complex social systems. Its features include:</text:p>
            <text:p/>
            <text:p>1. **Multi-Agent Architecture:** SOSIEL employs a multi-agent system framework, allowing the simulation of interactions among multiple agents representing individuals or groups within a social system.</text:p>
            <text:p/>
            <text:p>2. **Cognitive Architecture:** Each agent in SOSIEL is equipped with a cognitive architecture comprising memory, learning, and decision-making components. This architecture enables agents to organize, update, and utilize their knowledge in the process of learning and decision-making.</text:p>
            <text:p/>
            <text:p>3. **Knowledge-Based Approach:** Agents in SOSIEL possess their own knowledge systems, organized into conditional statements representing decision options. This knowledge-based approach allows for the representation of context-specific variables and decision-related heuristics.</text:p>
            <text:p/>
            <text:p>4. **Social Learning:** Agents can engage in social learning, where they incorporate the decision options of their social network neighbors into their mental models. This process allows for the dissemination of knowledge and the adaptation of behavior based on social interactions.</text:p>
            <text:p/>
            <text:p>5. **Collective Action:** SOSIEL enables agents to signal interest in collective actions and participate in collective decision-making processes. This feature facilitates the simulation of group dynamics and collaborative efforts within social networks.</text:p>
            <text:p/>
            <text:p>6. **Dynamic Social Network Structure:** The platform supports the modeling of self-organizing and potentially multi-layered social network structures. Agents can form and dissolve social connections based on their interactions and demographic processes.</text:p>
            <text:p/>
            <text:p>7. **Demographic Processes:** SOSIEL allows for the introduction of demographic processes that modify the social network structure by adding, pairing, or removing agents. These processes simulate population dynamics and changes in social relationships over time.</text:p>
            <text:p/>
            <text:p>8. **Modular Design:** The SOSIEL Platform is designed with a modular architecture, allowing for the removal, modification, or addition of processes without significantly affecting the integrity of other components. This flexibility enables customization and adaptation to specific research contexts.</text:p>
            <text:p/>
            <text:p>Overall, SOSIEL's features make it a versatile tool for studying the dynamics of social systems, including decision-making, collective action, and the evolution of social networks, with applications in various research domains such as environmental decision-making and human adaptation to climate change.</text:p>
          </table:table-cell>
          <table:table-cell office:value-type="string" calcext:value-type="string">
            <text:p>no</text:p>
          </table:table-cell>
          <table:table-cell office:value-type="string" calcext:value-type="string">
            <text:p>na</text:p>
          </table:table-cell>
          <table:table-cell table:style-name="ce20" office:value-type="string" calcext:value-type="string">
            <text:p>In the context of the SOSIEL Platform, agents are considered bounded rational actors rather than perfectly rational ones. This means that while SOSIEL agents make decisions based on their cognitive architecture and available knowledge, their decision-making processes are constrained by limitations such as cognitive biases, incomplete information, and heuristics.</text:p>
            <text:p>SOSIEL agents exhibit bounded rationality in several ways:</text:p>
            <text:p>Limited Information: Agents have access to a specific set of information represented in their knowledge systems. This information may be incomplete or imperfect, leading to decisions based on limited understanding of the environment.</text:p>
            <text:p>Heuristics: Agents rely on decision-making heuristics to simplify complex decision problems. These heuristics may lead to satisficing behavior, where agents select satisfactory but not necessarily optimal solutions due to cognitive limitations.</text:p>
            <text:p>Social Learning: Agents incorporate information from their social networks through social learning processes. While this allows for the dissemination of knowledge, it also introduces the influence of social factors on decision-making, which may deviate from strictly rational behavior.</text:p>
            <text:p>Collective Action: SOSIEL agents can engage in collective action, where decisions are made collectively within a group. This process may involve negotiation, cooperation, and compromise, which may not always align with strictly rational individual preferences.</text:p>
            <text:p>Overall, SOSIEL agents are designed to exhibit behavior that reflects the bounded rationality observed in human decision-making, making them more realistic and applicable to modeling complex social systems.</text:p>
            <text:p/>
          </table:table-cell>
          <table:table-cell table:style-name="ce20" office:value-type="string" calcext:value-type="string">
            <text:p>The SOSIEL (Self-Organizing Social and Inductive Evolutionary Learning) Platform was developed through a process involving the integration of research from various disciplines, including behavioral science, computer science, and social science. Here's an overview of how SOSIEL was developed:</text:p>
            <text:p/>
            <text:p>1. **Conceptualization:** The initial conceptualization of SOSIEL involved identifying the need for a platform that could simulate the behavior of boundedly rational agents in social contexts. This involved understanding the limitations of existing multi-agent modeling approaches and cognitive architectures.</text:p>
            <text:p/>
            <text:p>2. **Literature Review:** Extensive literature review was conducted across disciplines such as behavioral economics, cognitive psychology, artificial intelligence, and multi-agent systems. This helped in identifying key theories, models, and methodologies relevant to the development of SOSIEL.</text:p>
            <text:p/>
            <text:p>3. **Theoretical Framework:** Based on the insights gained from the literature review, a theoretical framework for SOSIEL was developed. This framework outlined the core principles, components, and functionalities of the platform, including the cognitive architecture of agents, social learning mechanisms, and decision-making processes.</text:p>
            <text:p/>
            <text:p>4. **Software Development:** The actual development of the SOSIEL Platform involved software engineering and programming efforts. This included designing the architecture of the platform, implementing algorithms for agent behavior, developing user interfaces for model creation and analysis, and testing the software for reliability and performance.</text:p>
            <text:p/>
            <text:p>5. **Iterative Refinement:** The development process followed an iterative approach, where the platform was continuously refined based on feedback from researchers, modelers, and users. This involved identifying areas for improvement, addressing bugs and issues, and adding new features to enhance the platform's capabilities.</text:p>
            <text:p/>
            <text:p>6. **Validation and Verification:** Once the initial version of SOSIEL was developed, it underwent validation and verification processes to ensure its accuracy, reliability, and validity. This involved comparing model outputs with empirical data, conducting sensitivity analyses, and assessing the platform's ability to replicate real-world phenomena.</text:p>
            <text:p/>
            <text:p>7. **Documentation and Dissemination:** Finally, the SOSIEL Platform was documented comprehensively, including user manuals, technical specifications, and research papers. It was then disseminated to the academic community through conferences, workshops, and publications, making it available for researchers and practitioners interested in multi-agent modeling and simulation.</text:p>
            <text:p/>
            <text:p>Overall, the development of SOSIEL involved a systematic and interdisciplinary approach, drawing on insights from various fields to create a versatile platform for studying complex social systems.</text:p>
          </table:table-cell>
          <table:table-cell table:number-columns-repeated="1004"/>
        </table:table-row>
        <table:table-row table:style-name="ro14">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office:value-type="string" calcext:value-type="string">
            <text:p>na</text:p>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table-cell office:value-type="string" calcext:value-type="string">
            <text:p>c#</text:p>
          </table:table-cell>
          <table:table-cell office:value-type="string" calcext:value-type="string">
            <text:p><text:a xlink:href="https://www.sosiel.org/the-sosiel-toolkit" xlink:type="simple">https://www.sosiel.org/the-sosiel-toolkit</text:a>/the-sosiel-platform</text:p>
          </table:table-cell>
          <table:table-cell table:number-columns-repeated="1010"/>
        </table:table-row>
        <table:table-row table:style-name="ro5">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penreview.net/pdf?id=DY1pMrmDkm</text:p>
          </table:table-cell>
          <table:table-cell table:number-columns-repeated="1013"/>
        </table:table-row>
        <table:table-row table:style-name="ro15">
          <table:table-cell office:value-type="float" office:value="19" calcext:value-type="float">
            <text:p>19</text:p>
          </table:table-cell>
          <table:table-cell office:value-type="string" calcext:value-type="string">
            <text:p>Timotheus Kampik &amp; <text:s text:c="2"/>Juan Carlos Nieves &amp; <text:s/>Helena Lindgren </text:p>
          </table:table-cell>
          <table:table-cell office:value-type="float" office:value="3" calcext:value-type="float">
            <text:p>3</text:p>
          </table:table-cell>
          <table:table-cell office:value-type="string" calcext:value-type="string">
            <text:p>Behavioral Network Economics</text:p>
          </table:table-cell>
          <table:table-cell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office:value-type="float" office:value="2019" calcext:value-type="float">
            <text:p>2019</text:p>
          </table:table-cell>
          <table:table-cell office:value-type="string" calcext:value-type="string">
            <text:p>Springer</text:p>
          </table:table-cell>
          <table:table-cell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978-3-030-30391-4.pdf</text:p>
          </table:table-cell>
          <table:table-cell table:number-columns-repeated="1013"/>
        </table:table-row>
        <table:table-row table:style-name="ro16">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13"/>
        </table:table-row>
        <table:table-row table:style-name="ro17">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office:value-type="string" calcext:value-type="string">
            <text:p>na</text:p>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13"/>
        </table:table-row>
        <table:table-row table:style-name="ro18">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9715519</text:p>
          </table:table-cell>
          <table:table-cell table:number-columns-repeated="1013"/>
        </table:table-row>
        <table:table-row table:style-name="ro19">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academia.edu/111991743/Priority_Awareness_Towards_a_Computational_Model_of_Human_Fairness_for_Multi_agent_Systems?uc-sb-sw=38335522</text:p>
          </table:table-cell>
          <table:table-cell table:number-columns-repeated="1013"/>
        </table:table-row>
        <table:table-row table:style-name="ro15">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ifaamas.org/Proceedings/aamas2015/aamas/p581.pdf</text:p>
          </table:table-cell>
          <table:table-cell table:number-columns-repeated="1013"/>
        </table:table-row>
        <table:table-row table:style-name="ro9">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13"/>
        </table:table-row>
        <table:table-row table:style-name="ro7">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papers.ssrn.com/sol3/papers.cfm?abstract_id=4093473</text:p>
          </table:table-cell>
          <table:table-cell table:number-columns-repeated="1013"/>
        </table:table-row>
        <table:table-row table:style-name="ro15">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arxiv.org/pdf/2010.09054.pdf</text:p>
          </table:table-cell>
          <table:table-cell table:number-columns-repeated="1013"/>
        </table:table-row>
        <table:table-row table:style-name="ro20">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cdn.aaai.org/ocs/ws/ws0564/1997-8524-1-PB.pdf</text:p>
          </table:table-cell>
          <table:table-cell table:number-columns-repeated="1013"/>
        </table:table-row>
        <table:table-row table:style-name="ro4">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13"/>
        </table:table-row>
        <table:table-row table:style-name="ro11">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article/10.1007/s10766-018-0559-9</text:p>
          </table:table-cell>
          <table:table-cell table:number-columns-repeated="1013"/>
        </table:table-row>
        <table:table-row table:style-name="ro21">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1013"/>
        </table:table-row>
        <table:table-row table:style-name="ro4" table:number-rows-repeated="1048543">
          <table:table-cell table:number-columns-repeated="1024"/>
        </table:table-row>
        <table:table-row table:style-name="ro4">
          <table:table-cell table:number-columns-repeated="1024"/>
        </table:table-row>
      </table:table>
      <table:table table:name="Query 2" table:style-name="ta2">
        <office:forms form:automatic-focus="false" form:apply-design-mode="false"/>
        <table:table-column table:style-name="co40" table:default-cell-style-name="ce7"/>
        <table:table-column table:style-name="co39" table:default-cell-style-name="ce7"/>
        <table:table-column table:style-name="co41" table:default-cell-style-name="ce7"/>
        <table:table-column table:style-name="co39" table:number-columns-repeated="2" table:default-cell-style-name="ce7"/>
        <table:table-column table:style-name="co42" table:default-cell-style-name="ce7"/>
        <table:table-column table:style-name="co39" table:number-columns-repeated="1018" table:default-cell-style-name="ce7"/>
        <table:table-row table:style-name="ro22">
          <table:table-cell table:style-name="ce6" table:number-columns-repeated="6"/>
          <table:table-cell table:style-name="ce6" office:value-type="string" calcext:value-type="string">
            <text:p>Position of the paper in the list of papers returned by the query</text:p>
          </table:table-cell>
          <table:table-cell table:style-name="ce6" office:value-type="string" calcext:value-type="string">
            <text:p>Family names of the authors</text:p>
          </table:table-cell>
          <table:table-cell table:style-name="ce6" office:value-type="string" calcext:value-type="string">
            <text:p>Number of the authors</text:p>
          </table:table-cell>
          <table:table-cell table:style-name="ce6" office:value-type="string" calcext:value-type="string">
            <text:p>Title</text:p>
          </table:table-cell>
          <table:table-cell table:style-name="ce6" office:value-type="string" calcext:value-type="string">
            <text:p>Cut and paste of the paper’s abstract</text:p>
          </table:table-cell>
          <table:table-cell table:style-name="ce6" office:value-type="string" calcext:value-type="string">
            <text:p>Publication year</text:p>
          </table:table-cell>
          <table:table-cell table:style-name="ce6" office:value-type="string" calcext:value-type="string">
            <text:p>Venue (name of the journal or name of the conference)</text:p>
          </table:table-cell>
          <table:table-cell table:style-name="ce6" office:value-type="string" calcext:value-type="string">
            <text:p>Bibtex DBLP</text:p>
          </table:table-cell>
          <table:table-cell table:style-name="ce6" office:value-type="string" calcext:value-type="string">
            <text:p>bibtex source</text:p>
          </table:table-cell>
          <table:table-cell table:style-name="ce6" office:value-type="string" calcext:value-type="string">
            <text:p>Bibtex </text:p>
          </table:table-cell>
          <table:table-cell table:style-name="ce6" office:value-type="string" calcext:value-type="string">
            <text:p>URL of the pdf file</text:p>
          </table:table-cell>
          <table:table-cell table:style-name="ce6" office:value-type="string" calcext:value-type="string">
            <text:p>Are the agents implemented? (YES or NO)</text:p>
          </table:table-cell>
          <table:table-cell table:style-name="ce6" office:value-type="string" calcext:value-type="string">
            <text:p>If the agents are implemented, in which language/framework? (for example, JADE, Jason, NetLogo, Python….)</text:p>
          </table:table-cell>
          <table:table-cell table:style-name="ce6" office:value-type="string" calcext:value-type="string">
            <text:p>If the agents are implemented, is the code available online? (if yes, put the url of the code, otherwise write no)</text:p>
          </table:table-cell>
          <table:table-cell table:style-name="ce6" office:value-type="string" calcext:value-type="string">
            <text:p>Name of the Agent</text:p>
          </table:table-cell>
          <table:table-cell table:style-name="ce6" office:value-type="string" calcext:value-type="string">
            <text:p>Features of the Agent</text:p>
          </table:table-cell>
          <table:table-cell table:style-name="ce6" office:value-type="string" calcext:value-type="string">
            <text:p>Does The paper discuss any implementations of other Agents</text:p>
          </table:table-cell>
          <table:table-cell table:style-name="ce6" office:value-type="string" calcext:value-type="string">
            <text:p>If implemented list agent Name and platform they are developed on along with source code and features</text:p>
          </table:table-cell>
          <table:table-cell table:style-name="ce6" office:value-type="string" calcext:value-type="string">
            <text:p>Are the agents discussed rational</text:p>
          </table:table-cell>
          <table:table-cell table:style-name="ce6" office:value-type="string" calcext:value-type="string">
            <text:p>Approach to develop the MAS</text:p>
          </table:table-cell>
          <table:table-cell table:style-name="ce6" office:value-type="string" calcext:value-type="string">
            <text:p>References</text:p>
          </table:table-cell>
          <table:table-cell table:style-name="ce6" table:number-columns-repeated="997"/>
        </table:table-row>
        <table:table-row table:style-name="ro23">
          <table:table-cell table:number-columns-repeated="6"/>
          <table:table-cell office:value-type="float" office:value="1" calcext:value-type="float">
            <text:p>1</text:p>
          </table:table-cell>
          <table:table-cell office:value-type="string" calcext:value-type="string">
            <text:p>Zahra Kodia &amp; <text:s/>Lamjed Ben Said</text:p>
          </table:table-cell>
          <table:table-cell office:value-type="float" office:value="2" calcext:value-type="float">
            <text:p>2</text:p>
          </table:table-cell>
          <table:table-cell office:value-type="string" calcext:value-type="string">
            <text:p>Multi-agent Simulation of Investor Cognitive Behavior in Stock Market</text:p>
          </table:table-cell>
          <table:table-cell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office:value-type="float" office:value="2009" calcext:value-type="float">
            <text:p>2009</text:p>
          </table:table-cell>
          <table:table-cell office:value-type="string" calcext:value-type="string">
            <text:p>Springer</text:p>
          </table:table-cell>
          <table:table-cell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220988415_Multi-agent_Simulation_of_Investor_Cognitive_Behavior_in_Stock_Market</text:p>
          </table:table-cell>
          <table:table-cell office:value-type="string" calcext:value-type="string">
            <text:p>yes</text:p>
          </table:table-cell>
          <table:table-cell office:value-type="string" calcext:value-type="string">
            <text:p>simulator is implemented using the MadKit platform and is written in Java</text:p>
          </table:table-cell>
          <table:table-cell office:value-type="string" calcext:value-type="string">
            <text:p>Yes, agents were implemented. Code is not available online</text:p>
          </table:table-cell>
          <table:table-cell office:value-type="string" calcext:value-type="string">
            <text:p>The agents in the model are named "Investor agents." They consist of three types:</text:p>
            <text:p/>
            <text:p>ExpertInvestor agents</text:p>
            <text:p>NoviceInvestor agents</text:p>
            <text:p>Intermediary agents</text:p>
            <text:p/>
          </table:table-cell>
          <table:table-cell table:style-name="ce23" office:value-type="string" calcext:value-type="string">
            <text:p>The features of the agents are as follows:</text:p>
            <text:p/>
            <text:p>ExpertInvestor agents: These agents make decisions based on four tests: stock evaluation, risk measuring, dividend rate measuring, and chart analysis. Their decisions are calculated as a combination of these factors using weighted parameters.</text:p>
            <text:p>NoviceInvestor agents: These agents primarily rely on chart analysis and filtered information from their neighborhood to make decisions.</text:p>
            <text:p>Intermediary agents: Not explicitly described, but they may facilitate interactions between ExpertInvestor and NoviceInvestor agents.</text:p>
          </table:table-cell>
          <table:table-cell office:value-type="string" calcext:value-type="string">
            <text:p>The paper does not discuss any other agent implementations aside from the mentioned Investor agents and CentralMarket agent.</text:p>
          </table:table-cell>
          <table:table-cell table:style-name="ce24" office:value-type="string" calcext:value-type="string">
            <text:p>Agent Names:</text:p>
            <text:p/>
            <text:p>ExpertInvestor agents</text:p>
            <text:p>NoviceInvestor agents</text:p>
            <text:p>Intermediary agents</text:p>
            <text:p>CentralMarket agent</text:p>
            <text:p>2. Platform:</text:p>
            <text:p/>
            <text:p>The agents are developed using the MadKit platform.</text:p>
            <text:p>3. Source Code:</text:p>
            <text:p/>
            <text:p>The information does not mention a specific URL where the source code can be found. Therefore, there is no direct link or URL provided for the source code, so the answer is no.</text:p>
            <text:p>4. Features:</text:p>
            <text:p/>
            <text:p>ExpertInvestor agents:</text:p>
            <text:p>Make decisions based on four tests: stock evaluation, risk measuring, dividend rate measuring, and chart analysis.</text:p>
            <text:p>The decision is calculated as a weighted combination of these tests.</text:p>
            <text:p>NoviceInvestor agents:</text:p>
            <text:p>Primarily rely on chart analysis and filtered information from their neighborhood for decision-making.</text:p>
            <text:p>Intermediary agents:</text:p>
            <text:p>Not explicitly described in the provided text, but they likely facilitate interactions between ExpertInvestor and NoviceInvestor agents.</text:p>
            <text:p>CentralMarket agent:</text:p>
            <text:p>Responsible for conducting transactions and controlling the stock market dynamics.</text:p>
            <text:p>Calculates the systematic risk (or market risk) using a coefficient β, which indicates how the expected return of a stock or portfolio is correlated to the return of the financial market as a whole.</text:p>
          </table:table-cell>
          <table:table-cell table:style-name="ce23" office:value-type="string" calcext:value-type="string">
            <text:p>Yes, the agents discussed in the model exhibit rational behavior. Their decisions are based on a combination of rational analysis (such as fundamental and chart analysis) and behavioral analysis (such as optimism/pessimism, speculation/caution, and imitation/leadership).</text:p>
          </table:table-cell>
          <table:table-cell office:value-type="string" calcext:value-type="string">
            <text:p>The approach involves creating an artificial stock market (SiSMar) consisting of Investor agents with diverse behavioral attitudes and social profiles. The model integrates both rational analysis (fundamental and chart analysis) and behavioral analysis (optimism/pessimism, speculation/caution, and imitation/leadership) to simulate realistic market dynamics. The agents interact with a CentralMarket agent responsible for conducting transactions and controlling the market's dynamics.</text:p>
          </table:table-cell>
          <table:table-cell office:value-type="string" calcext:value-type="string">
            <text:p>The paper references Gordon Shapiro's constant-growth model for stock evaluation and Points and Figure Charting (PFC) for chart analysis. It also references EuroNext Paris for real stock data for calibration purposes.</text:p>
            <text:p/>
            <text:p/>
          </table:table-cell>
          <table:table-cell table:number-columns-repeated="997"/>
        </table:table-row>
        <table:table-row table:style-name="ro24">
          <table:table-cell table:number-columns-repeated="6"/>
          <table:table-cell office:value-type="float" office:value="2" calcext:value-type="float">
            <text:p>2</text:p>
          </table:table-cell>
          <table:table-cell office:value-type="string" calcext:value-type="string">
            <text:p>Shu-Heng Chen &amp; <text:s text:c="2"/>Kuo-Chuan Shih <text:s/>&amp; <text:s text:c="2"/>Chung-Ching Tai </text:p>
          </table:table-cell>
          <table:table-cell office:value-type="float" office:value="3" calcext:value-type="float">
            <text:p>3</text:p>
          </table:table-cell>
          <table:table-cell office:value-type="string" calcext:value-type="string">
            <text:p>Can Artificial Traders Learn and Err Like Human Traders? A New Direction for Computational Intelligence in Behavioral Finance</text:p>
            <text:p/>
          </table:table-cell>
          <table:table-cell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office:value-type="float" office:value="2012" calcext:value-type="float">
            <text:p>2012</text:p>
          </table:table-cell>
          <table:table-cell office:value-type="string" calcext:value-type="string">
            <text:p>Springer</text:p>
          </table:table-cell>
          <table:table-cell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office:value-type="string" calcext:value-type="string">
            <text:p>dblp</text:p>
          </table:table-cell>
          <table:table-cell table:number-columns-repeated="3"/>
          <table:table-cell office:value-type="string" calcext:value-type="string">
            <text:p>using the MadKit platform [9] and is written in Java</text:p>
          </table:table-cell>
          <table:table-cell table:number-columns-repeated="2"/>
          <table:table-cell table:style-name="ce24" office:value-type="string" calcext:value-type="string">
            <text:p>ExpertInvestor agents: These agents make decisions based on four tests: stock evaluation, risk measuring, dividend rate measuring, and chart analysis. Their decisions are calculated as a combination of these factors using weighted parameters.</text:p>
          </table:table-cell>
          <table:table-cell/>
          <table:table-cell table:style-name="ce24" office:value-type="string" calcext:value-type="string">
            <text:p>ExpertInvestor agents</text:p>
          </table:table-cell>
          <table:table-cell table:number-columns-repeated="1000"/>
        </table:table-row>
        <table:table-row table:style-name="ro24">
          <table:table-cell table:number-columns-repeated="6"/>
          <table:table-cell office:value-type="float" office:value="3" calcext:value-type="float">
            <text:p>3</text:p>
          </table:table-cell>
          <table:table-cell office:value-type="string" calcext:value-type="string">
            <text:p>Yosra Ben Said &amp; <text:s text:c="2"/>Dalel Kanzari <text:s/>&amp; <text:s text:c="2"/>Marwa Bezzine </text:p>
          </table:table-cell>
          <table:table-cell office:value-type="float" office:value="3" calcext:value-type="float">
            <text:p>3</text:p>
          </table:table-cell>
          <table:table-cell office:value-type="string" calcext:value-type="string">
            <text:p>A Behavioral and Rational Investor Modeling to Explain Subprime Crisis: Multi Agent Systems Simulation in Artificial Financial Markets</text:p>
          </table:table-cell>
          <table:table-cell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na</text:p>
          </table:table-cell>
          <table:table-cell office:value-type="string" calcext:value-type="string">
            <text:p>ResearchGate</text:p>
          </table:table-cell>
          <table:table-cell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table-cell office:value-type="string" calcext:value-type="string">
            <text:p>The agents are implemented in NetLogo, version 5.0.5.</text:p>
            <text:p/>
            <text:p/>
          </table:table-cell>
          <table:table-cell office:value-type="string" calcext:value-type="string">
            <text:p>no</text:p>
          </table:table-cell>
          <table:table-cell office:value-type="string" calcext:value-type="string">
            <text:p>Name of the Agents:</text:p>
            <text:p>The agents in the model are named:</text:p>
            <text:p/>
            <text:p>Institutional Investors (Fundamentalists): These agents follow a fundamentalist approach based on the expectation of mean reversion of the market price towards the long-term fundamental value.</text:p>
            <text:p>Noise Traders: These agents, who are individual investors, follow a rule that assumes a positive autocorrelation in housing returns and are influenced by their behavioral biases (loss aversion or overconfidence).</text:p>
            <text:p>Mimetic Traders: These agents, also individual investors, imitate the dominant behavior of other investors based on the ratio of selling and buying advice.</text:p>
          </table:table-cell>
          <table:table-cell table:style-name="ce24" office:value-type="string" calcext:value-type="string">
            <text:p>Features of the Agents:</text:p>
            <text:p/>
            <text:p>Institutional Investors (Fundamentalists): They use a rational decision-making process based on equation (1), considering mean reversion of the market price towards the fundamental value.</text:p>
            <text:p>Noise Traders: These agents use equation (2) for their expectations, assuming positive autocorrelation in housing returns, and are influenced by biases described in equation (3), leading them to buy or sell assets based on their perception of gains or losses.</text:p>
            <text:p>Mimetic Traders: They follow the mimetic rule based on equation (4), imitating the dominant behavior (selling or buying) of other investors.</text:p>
          </table:table-cell>
          <table:table-cell office:value-type="string" calcext:value-type="string">
            <text:p>The paper does not discuss any other specific implementations of agents apart from the three types mentioned above (institutional investors, noise traders, and mimetic traders).</text:p>
          </table:table-cell>
          <table:table-cell table:style-name="ce24" office:value-type="string" calcext:value-type="string">
            <text:p>Platform of Implementation:</text:p>
            <text:p/>
            <text:p>The model is implemented using NetLogo version 5.0.5.</text:p>
          </table:table-cell>
          <table:table-cell office:value-type="string" calcext:value-type="string">
            <text:p>Are the Agents Rational?</text:p>
            <text:p/>
            <text:p>Institutional Investors: Yes, they follow a rational approach based on fundamental analysis and the expectation of mean reversion.</text:p>
            <text:p>Noise Traders and Mimetic Traders: No, they display irrational behavior influenced by biases (loss aversion, overconfidence, and mimetic behavior).</text:p>
          </table:table-cell>
          <table:table-cell office:value-type="string" calcext:value-type="string">
            <text:p>The multi-agent system (MAS) is developed using NetLogo to simulate the behavior of different types of investors (institutional, noise, and mimetic) in a market environment. The agents' decision-making processes are based on the mathematical equations provided in the paper.</text:p>
            <text:p>The model simulates how these agents interact with each other and the market during a financial crisis, analyzing the impact of their behaviors on market dynamics.</text:p>
            <text:p/>
          </table:table-cell>
          <table:table-cell office:value-type="string" calcext:value-type="string">
            <text:p>Abbes, M.B. (2012). Discusses the role of overconfidence bias in financial market volatility, particularly during the global financial crisis.</text:p>
            <text:p>Alfarano, S. Lux, T. &amp; Wagner, F. (2010). Investigates excess volatility and herding in an artificial financial market, using both analytical and estimation methods.</text:p>
            <text:p>Barberis, N. Huang, M. &amp; Santos, T. (2001). Presents a study on prospect theory and asset prices, which can provide insight into the decision-making processes of investors.</text:p>
            <text:p>Barberis, N. Shleifer, A, &amp; Vishny, R. (1998). Proposes a model of investor sentiment, analyzing how psychological factors influence asset prices.</text:p>
            <text:p>Broihanne, M.H. Merli, M. &amp; Roger, P. (2014). Examines the relationship between overconfidence, risk perception, and risk-taking behavior in finance professionals.</text:p>
            <text:p>Chuang, W. &amp; Lee, B. (2006). Evaluates the overconfidence hypothesis empirically, examining its impact on financial decision-making.</text:p>
            <text:p>Daniel, K. Hirshleifer, D. &amp; Subrahmanyam, A. (1998). Discusses the psychology of investors and its effect on security market under- and overreactions.</text:p>
            <text:p>De Bondt, W. &amp; Thaler, R. (1985). Investigates the concept of market overreaction and its effects on stock prices.</text:p>
            <text:p>Demyanyk, Y. &amp; Hemert, O.V. (2011). Provides an analysis of the subprime mortgage crisis, offering insights into its causes and consequences.</text:p>
          </table:table-cell>
          <table:table-cell table:number-columns-repeated="997"/>
        </table:table-row>
        <table:table-row table:style-name="ro25">
          <table:table-cell table:number-columns-repeated="6"/>
          <table:table-cell office:value-type="float" office:value="4" calcext:value-type="float">
            <text:p>4</text:p>
          </table:table-cell>
          <table:table-cell office:value-type="string" calcext:value-type="string">
            <text:p>Concetta Sorropago </text:p>
          </table:table-cell>
          <table:table-cell office:value-type="float" office:value="1" calcext:value-type="float">
            <text:p>1</text:p>
          </table:table-cell>
          <table:table-cell office:value-type="string" calcext:value-type="string">
            <text:p>Behavioral Finance and Agent Based Model: the new evolving discipline of</text:p>
            <text:p>quantitative behavioral finance?</text:p>
          </table:table-cell>
          <table:table-cell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office:value-type="float" office:value="2014" calcext:value-type="float">
            <text:p>2014</text:p>
          </table:table-cell>
          <table:table-cell office:value-type="string" calcext:value-type="string">
            <text:p>University Sapienza of Rome</text:p>
            <text:p>Department of Computer, Control, and Management Engineering</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table-cell office:value-type="string" calcext:value-type="string">
            <text:p>The text does not specify the language or framework used to implement agents in the discussed models.</text:p>
          </table:table-cell>
          <table:table-cell office:value-type="string" calcext:value-type="string">
            <text:p>no</text:p>
          </table:table-cell>
          <table:table-cell office:value-type="string" calcext:value-type="string">
            <text:p>The text does not provide specific names of agents used in the discussed models.</text:p>
          </table:table-cell>
          <table:table-cell table:style-name="ce24" office:value-type="string" calcext:value-type="string">
            <text:p>Intermediary agents: Not explicitly described, but they may facilitate interactions between ExpertInvestor and NoviceInvestor agents. The agents discussed include both chartists and fundamentalists.</text:p>
            <text:p>These agents may switch between trading rules, either relying on technical analysis or fundamental trading rules, or remaining inactive.</text:p>
            <text:p>Agents exhibit learning and evolving behaviors.</text:p>
            <text:p>The chartist-fundamental model can mimic the interaction of different strategies, leading to complex endogenous dynamics.</text:p>
            <text:p>In the provided example by Westerhoff, agents have three alternatives: relying on technical, fundamental trading rules, or remaining inactive.</text:p>
          </table:table-cell>
          <table:table-cell office:value-type="string" calcext:value-type="string">
            <text:p>The text discusses Westerhoff's implementation of a model that includes chartists and fundamentalists, allowing agents to switch trading rules.</text:p>
            <text:p>The model can match stylized facts, demonstrate the impact of technical strategies on the market, and show recurrent episodes of alternation due to agents changing strategies.</text:p>
          </table:table-cell>
          <table:table-cell table:style-name="ce24" office:value-type="string" calcext:value-type="string">
            <text:p>Intermediary agents The text does not specify the names of agents or the platforms they are developed on.</text:p>
          </table:table-cell>
          <table:table-cell office:value-type="string" calcext:value-type="string">
            <text:p>Agents are described as boundedly rational due to the use of heuristics and trading rules based on cognitive biases and decision-making processes.</text:p>
            <text:p>The interaction of chartists and fundamentalists is used to understand market dynamics, including bubbles and price adjustments.</text:p>
          </table:table-cell>
          <table:table-cell office:value-type="string" calcext:value-type="string">
            <text:p>The approach involves using ACE and ABM in finance, focusing on modeling complex interactions and market dynamics.</text:p>
            <text:p>Techniques include herding behavior, chartist-fundamental models, and asset pricing models with heterogeneous beliefs.</text:p>
            <text:p>The emphasis is on allowing the coexistence of rational and boundedly rational agents.</text:p>
          </table:table-cell>
          <table:table-cell office:value-type="string" calcext:value-type="string">
            <text:p>References include works by Hommes, Westerhoff, and other scholars on topics such as herding behavior, chartist-fundamental models, and HAM.</text:p>
            <text:p>Specific references include research on fundamentalist and chartist approaches, as well as Westerhoff's implementation of a model studying regulatory policies.</text:p>
          </table:table-cell>
          <table:table-cell table:number-columns-repeated="997"/>
        </table:table-row>
        <table:table-row table:style-name="ro26">
          <table:table-cell table:number-columns-repeated="6"/>
          <table:table-cell office:value-type="float" office:value="5" calcext:value-type="float">
            <text:p>5</text:p>
          </table:table-cell>
          <table:table-cell office:value-type="string" calcext:value-type="string">
            <text:p>A. O. I. Hoffmann &amp;  Wander Jager  &amp;  B. Lijnema</text:p>
            <text:p/>
          </table:table-cell>
          <table:table-cell office:value-type="float" office:value="3" calcext:value-type="float">
            <text:p>3</text:p>
          </table:table-cell>
          <table:table-cell office:value-type="string" calcext:value-type="string">
            <text:p>Combining empirical data with multi agent social simulation: investigating micro - macro links in behavioral finance</text:p>
          </table:table-cell>
          <table:table-cell table:number-columns-repeated="2" office:value-type="string" calcext:value-type="string">
            <text:p>NA</text:p>
          </table:table-cell>
          <table:table-cell office:value-type="string" calcext:value-type="string">
            <text:p>Citeseer</text:p>
          </table:table-cell>
          <table:table-cell office:value-type="string" calcext:value-type="string">
            <text:p>na</text:p>
          </table:table-cell>
          <table:table-cell office:value-type="string" calcext:value-type="string">
            <text:p>Google Scholar</text:p>
          </table:table-cell>
          <table:table-cell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office:value-type="string" calcext:value-type="string">
            <text:p>https://citeseerx.ist.psu.edu/document?repid=rep1&amp;type=pdf&amp;doi=cd9771fd9ddeef4a932b658d570968c09d8feca1</text:p>
          </table:table-cell>
          <table:table-cell office:value-type="string" calcext:value-type="string">
            <text:p>Yes, agents were implemented</text:p>
          </table:table-cell>
          <table:table-cell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office:value-type="string" calcext:value-type="string">
            <text:p>yes pseudo code was implemented in alternate paper ‘Social Simulation of Stock Markets: Taking It to the Next Level</text:p>
            <text:p/>
            <text:p>' https://www.jasss.org/10/2/7.html</text:p>
          </table:table-cell>
          <table:table-cell office:value-type="string" calcext:value-type="string">
            <text:p>There is no specific name provided for the agents. They are referred to as investors in the text.</text:p>
          </table:table-cell>
          <table:table-cell office:value-type="string" calcext:value-type="string">
            <text:p>Investment Decision: Each agent can invest all or part of their budget in a variety of stocks or cash.</text:p>
            <text:p>Budget: Agents start with an initial budget of cash and stocks.</text:p>
            <text:p>Bankruptcy: Agents who lose their entire budget are declared bankrupt and may or may not be replaced with new agents.</text:p>
            <text:p>Risk Management: Agents use a risk averseness function and different levels of confidence (C) in their own signals about the expected next period’s stock price.</text:p>
            <text:p>Strategies: Agents can employ risk-reducing strategies such as normative and informational conformity behavior.</text:p>
            <text:p>Decision-Making: Agents make decisions based on their risk-reducing strategy parameter (R) and their own confidence levels.</text:p>
            <text:p>Social Network Interaction: Agents may use information from their social network in decision-making or observe their neighbors’ investment behaviors.</text:p>
            <text:p>Feedback Mechanism: Agents’ success and returns influence their confidence levels, which can affect their choice of strategies.</text:p>
          </table:table-cell>
          <table:table-cell office:value-type="string" calcext:value-type="string">
            <text:p>The paper does not explicitly discuss other implementations of agents apart from the agents described in the SimStockExchange (SSE) model. It focuses solely on the behavior and decisions of the investor agents within the simulation.</text:p>
            <text:p/>
          </table:table-cell>
          <table:table-cell table:style-name="ce24" office:value-type="string" calcext:value-type="string">
            <text:p>CentralMarket agent </text:p>
          </table:table-cell>
          <table:table-cell office:value-type="string" calcext:value-type="string">
            <text:p>The agents appear to be rational within the context of the simulation model. They make decisions based on a variety of factors, including their own confidence, expected stock prices, and social influences. They adjust their confidence based on their success in the market, which reflects rational behavior.</text:p>
            <text:p/>
          </table:table-cell>
          <table:table-cell office:value-type="string" calcext:value-type="string">
            <text:p>The multi-agent system is designed to simulate a stock exchange with various investors making investment decisions based on individual and collective behaviors. Agents use risk-reducing strategies, confidence levels, and social network information to inform their decisions. The model includes feedback mechanisms to account for the influence of successful agents on the market.</text:p>
            <text:p/>
          </table:table-cell>
          <table:table-cell office:value-type="string" calcext:value-type="string">
            <text:p>The text mentions references to empirical studies and literature on social network structures, such as Barabasi, Ford, Newman, Wellman, Berkowitz, and Laland. </text:p>
          </table:table-cell>
          <table:table-cell table:number-columns-repeated="997"/>
        </table:table-row>
        <table:table-row table:style-name="ro27">
          <table:table-cell table:number-columns-repeated="6"/>
          <table:table-cell office:value-type="float" office:value="6" calcext:value-type="float">
            <text:p>6</text:p>
          </table:table-cell>
          <table:table-cell office:value-type="string" calcext:value-type="string">
            <text:p>Yosra Mefteh Rekik &amp; <text:s text:c="2"/>Wafik Hachicha &amp; <text:s text:c="2"/>Younes Boujelbene</text:p>
          </table:table-cell>
          <table:table-cell office:value-type="float" office:value="3" calcext:value-type="float">
            <text:p>3</text:p>
          </table:table-cell>
          <table:table-cell office:value-type="string" calcext:value-type="string">
            <text:p>Agent-based Modeling and Investors’ Behavior Explanation of Asset Price Dynamics on Artificial Financial Markets</text:p>
          </table:table-cell>
          <table:table-cell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office:value-type="float" office:value="2014" calcext:value-type="float">
            <text:p>2014</text:p>
          </table:table-cell>
          <table:table-cell office:value-type="string" calcext:value-type="string">
            <text:p>Procedia Economics and Finance</text:p>
          </table:table-cell>
          <table:table-cell office:value-type="string" calcext:value-type="string">
            <text:p>na</text:p>
          </table:table-cell>
          <table:table-cell office:value-type="string" calcext:value-type="string">
            <text:p>ScienceDirect</text:p>
          </table:table-cell>
          <table:table-cell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table-cell office:value-type="string" calcext:value-type="string">
            <text:p>The paper does not specify the language or framework used for the implementation of the agents. Therefore, it is unclear if the agents were implemented using JADE, Jason, NetLogo, Python, or other languages or frameworks.</text:p>
          </table:table-cell>
          <table:table-cell office:value-type="string" calcext:value-type="string">
            <text:p>NA</text:p>
          </table:table-cell>
          <table:table-cell office:value-type="string" calcext:value-type="string">
            <text:p>The paper mentions three types of investors in the artificial financial market: fundamentalists, non-fundamentalists, and loss-averse investors.</text:p>
          </table:table-cell>
          <table:table-cell office:value-type="string" calcext:value-type="string">
            <text:p>The paper describes the use of ANN to model the behavior of investors in the artificial market. Each type of investor has different behaviors:</text:p>
            <text:p>Fundamentalists: Make investment decisions based on fundamental values, and their expectations are formed using ANN.</text:p>
            <text:p>Non-fundamentalists (e.g., herd investors, anchoring heuristic investors): Make decisions based on market trends or biases.</text:p>
            <text:p>Loss-averse investors: Use ANN for forecasts but may be reluctant to realize losses.</text:p>
          </table:table-cell>
          <table:table-cell office:value-type="string" calcext:value-type="string">
            <text:p>he paper primarily focuses on the three types of investors and does not seem to discuss the implementation of other specific agents in detail.</text:p>
          </table:table-cell>
          <table:table-cell table:style-name="ce24" office:value-type="string" calcext:value-type="string">
            <text:p>2. Platform:</text:p>
          </table:table-cell>
          <table:table-cell office:value-type="string" calcext:value-type="string">
            <text:p>The agents exhibit a mix of rational and irrational behavior. For example, fundamentalists operate on rational decision-making based on fundamental values, while non-fundamentalist and loss-averse investors may act irrationally based on biases and aversion to loss.</text:p>
          </table:table-cell>
          <table:table-cell office:value-type="string" calcext:value-type="string">
            <text:p>The paper uses an agent-based approach to model a virtual financial market with different types of investors. This approach allows the authors to study the impact of heterogeneity and behavioral biases on market dynamics.</text:p>
          </table:table-cell>
          <table:table-cell office:value-type="string" calcext:value-type="string">
            <text:p>Agent-Based Models in Finance:</text:p>
            <text:p>LeBaron and Others: Multiple references (LeBaron, 2001, 2002, 2005, 2006; Palmer et al., 1998; Arthur et al., 1997; Levy et al., 2000) discuss agent-based computational finance and artificial stock markets. These works describe the creation and use of agents in financial market simulations and explore different strategies and market dynamics.</text:p>
            <text:p>Lux and Marchesi (2000): Discuss volatility clustering in financial markets through the use of financial agents.</text:p>
            <text:p>Rationality and Behavioral Finance:</text:p>
            <text:p>Barberis and Thaler (2003) and other authors like Graham (1999) delve into behavioral finance, which challenges traditional views of rational agents in financial markets.</text:p>
            <text:p>Hommes (2001) and Hommes and Brock (2006) explore financial markets as nonlinear adaptive systems with heterogeneous beliefs.</text:p>
            <text:p>Neural Networks and Computational Intelligence:</text:p>
            <text:p>References such as Haykin (1999) and Wasserman (1989) address the use of neural networks in computational intelligence.</text:p>
            <text:p>Hachicha and Ghorbel (2012) provide insights into the use of neural networks and simulation meta-modeling.</text:p>
            <text:p>Stock Market Modeling and Simulation:</text:p>
            <text:p>Grothmann (2002) and Martinez-Jaramillo (2007) focus on multi-agent modeling and simulations to understand market dynamics.</text:p>
            <text:p>Mathieu, Beauls, and Brandouy (2010) discuss using simulation to understand market dynamics, emphasizing the role of multi-agent systems.</text:p>
            <text:p>Artificial Financial Markets:</text:p>
            <text:p>Chen (2007) and Hiroshi Takahashi and Takao Terano (2003) investigate computational intelligence agents in economics and finance, including stock price predictions and asset price fluctuations.</text:p>
            <text:p>Levy et al. (2000) provide a microscopic simulation of financial markets.</text:p>
          </table:table-cell>
          <table:table-cell table:number-columns-repeated="997"/>
        </table:table-row>
        <table:table-row table:style-name="ro28">
          <table:table-cell table:number-columns-repeated="6"/>
          <table:table-cell office:value-type="float" office:value="7" calcext:value-type="float">
            <text:p>7</text:p>
          </table:table-cell>
          <table:table-cell office:value-type="string" calcext:value-type="string">
            <text:p>A. O. I. Hoffmann &amp; <text:s text:c="2"/>S. A. Delre &amp; <text:s text:c="2"/>J. H. von Eije <text:s/>&amp; <text:s text:c="2"/>W. Jager </text:p>
          </table:table-cell>
          <table:table-cell office:value-type="float" office:value="4" calcext:value-type="float">
            <text:p>4</text:p>
          </table:table-cell>
          <table:table-cell office:value-type="string" calcext:value-type="string">
            <text:p>Artificial Multi-Agent Stock Markets: Simple Strategies, Complex Outcomes</text:p>
          </table:table-cell>
          <table:table-cell office:value-type="string" calcext:value-type="string">
            <text:p>NA</text:p>
          </table:table-cell>
          <table:table-cell office:value-type="float" office:value="2006" calcext:value-type="float">
            <text:p>2006</text:p>
          </table:table-cell>
          <table:table-cell office:value-type="string" calcext:value-type="string">
            <text:p>Springer Berlin Heidelberg</text:p>
            <text:p/>
          </table:table-cell>
          <table:table-cell office:value-type="string" calcext:value-type="string">
            <text:p>na</text:p>
          </table:table-cell>
          <table:table-cell office:value-type="string" calcext:value-type="string">
            <text:p>Springer</text:p>
          </table:table-cell>
          <table:table-cell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office:value-type="string" calcext:value-type="string">
            <text:p>Yes, agents were implemented</text:p>
          </table:table-cell>
          <table:table-cell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office:value-type="string" calcext:value-type="string">
            <text:p>Code is not available online</text:p>
          </table:table-cell>
          <table:table-cell office:value-type="string" calcext:value-type="string">
            <text:p>The paper does not provide specific names for the agents. However, the agents are characterized by their strategies: fundamentally based (referred to as α-strategy) or socially based trend-following (referred to as β-strategy).</text:p>
          </table:table-cell>
          <table:table-cell office:value-type="string" calcext:value-type="string">
            <text:p>The agents follow either a fundamentally based "rational" strategy (α-strategy) or a socially based trend-following strategy (β-strategy). The α-strategy involves buying when the market price is below a long-run investment value (u) and selling when it is above. The β-strategy involves buying when the price is expected to trend upwards and selling when it's expected to trend downwards.</text:p>
          </table:table-cell>
          <table:table-cell office:value-type="string" calcext:value-type="string">
            <text:p>The paper focuses primarily on the fundamental (α-strategy) and trend-following (β-strategy) agents, without discussing other types of agents in detail.</text:p>
          </table:table-cell>
          <table:table-cell table:style-name="ce23" office:value-type="string" calcext:value-type="string">
            <text:p>The agents are developed using the MadKit platform.</text:p>
          </table:table-cell>
          <table:table-cell office:value-type="string" calcext:value-type="string">
            <text:p>The agents demonstrate a degree of rationality in the sense that their decisions are based on observed market prices and fundamental values. However, their strategies are also influenced by their social susceptibility (Si), which can change over time, adding a dynamic and adaptive element to their behavior.</text:p>
          </table:table-cell>
          <table:table-cell office:value-type="string" calcext:value-type="string">
            <text:p>The paper outlines the approach of developing the Multi-Agent System (MAS) by formalizing micro-level agent rules representing investor behavior, then simulating a population of investor agents with these rules, and finally analyzing the macro-level results (e.g., stock price or returns time series) of the simulation and comparing them with real market data.</text:p>
          </table:table-cell>
          <table:table-cell office:value-type="string" calcext:value-type="string">
            <text:p>Hoffmann, A. O. I., Delre, S. A., Von Eije, J. H., &amp; Jager, W. (2006). Artificial Multi-Agent Stock Markets: Simple Strategies, Complex Outcomes. In C. Bruun (Ed.), Advances in Artificial Economics: The Economy as a Complex Dynamic System (pp. 167-176). Heidelberg: Springer Verlag.</text:p>
          </table:table-cell>
          <table:table-cell table:number-columns-repeated="997"/>
        </table:table-row>
        <table:table-row table:style-name="ro29">
          <table:table-cell table:number-columns-repeated="6"/>
          <table:table-cell office:value-type="float" office:value="8" calcext:value-type="float">
            <text:p>8</text:p>
          </table:table-cell>
          <table:table-cell office:value-type="string" calcext:value-type="string">
            <text:p>Marcin Hernes &amp; <text:s text:c="2"/>Ngoc Thanh Nguyen</text:p>
          </table:table-cell>
          <table:table-cell office:value-type="float" office:value="2" calcext:value-type="float">
            <text:p>2</text:p>
          </table:table-cell>
          <table:table-cell office:value-type="string" calcext:value-type="string">
            <text:p>Application of Cognitive Architecture in Multi-Agent Financial Decision Support Systems</text:p>
          </table:table-cell>
          <table:table-cell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office:value-type="float" office:value="2023" calcext:value-type="float">
            <text:p>2023</text:p>
          </table:table-cell>
          <table:table-cell office:value-type="string" calcext:value-type="string">
            <text:p>Springer London</text:p>
          </table:table-cell>
          <table:table-cell office:value-type="string" calcext:value-type="string">
            <text:p>na</text:p>
          </table:table-cell>
          <table:table-cell office:value-type="string" calcext:value-type="string">
            <text:p>Springer</text:p>
          </table:table-cell>
          <table:table-cell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office:value-type="string" calcext:value-type="string">
            <text:p>https://link.springer.com/chapter/10.1007/978-1-4471-7503-2_49#citeas</text:p>
          </table:table-cell>
          <table:table-cell office:value-type="string" calcext:value-type="string">
            <text:p>YeS, agents were implemented</text:p>
          </table:table-cell>
          <table:table-cell office:value-type="string" calcext:value-type="string">
            <text:p>cognitive architecture in a multi-agent financial decision</text:p>
            <text:p>support system (MAFDSS). This system is built using the</text:p>
            <text:p>framework Learning Intelligent Distribution Agent (LIDA)</text:p>
          </table:table-cell>
          <table:table-cell office:value-type="string" calcext:value-type="string">
            <text:p>source code is not available online</text:p>
          </table:table-cell>
          <table:table-cell table:number-columns-repeated="3"/>
          <table:table-cell table:style-name="ce24" office:value-type="string" calcext:value-type="string">
            <text:p>3. Source Code:</text:p>
          </table:table-cell>
          <table:table-cell table:number-columns-repeated="1000"/>
        </table:table-row>
        <table:table-row table:style-name="ro29">
          <table:table-cell table:number-columns-repeated="6"/>
          <table:table-cell office:value-type="float" office:value="9" calcext:value-type="float">
            <text:p>9</text:p>
          </table:table-cell>
          <table:table-cell office:value-type="string" calcext:value-type="string">
            <text:p>Steven D. Silver &amp; <text:s/>Marko Raseta <text:s/>&amp; <text:s/>Alina Bazarova</text:p>
          </table:table-cell>
          <table:table-cell office:value-type="float" office:value="3" calcext:value-type="float">
            <text:p>3</text:p>
          </table:table-cell>
          <table:table-cell office:value-type="string" calcext:value-type="string">
            <text:p>Dynamics of Phase Transitions in Expectations for Financial Markets: An Agent-Based, Multicomponent Model</text:p>
          </table:table-cell>
          <table:table-cell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office:value-type="float" office:value="2022" calcext:value-type="float">
            <text:p>2022</text:p>
          </table:table-cell>
          <table:table-cell office:value-type="string" calcext:value-type="string">
            <text:p>Journal of Behavioral Finance</text:p>
          </table:table-cell>
          <table:table-cell office:value-type="string" calcext:value-type="string">
            <text:p>na</text:p>
          </table:table-cell>
          <table:table-cell office:value-type="string" calcext:value-type="string">
            <text:p>Springer</text:p>
          </table:table-cell>
          <table:table-cell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number-columns-repeated="2"/>
          <table:table-cell office:value-type="string" calcext:value-type="string">
            <text:p>support system (MAFDSS). This system is built using the</text:p>
          </table:table-cell>
          <table:table-cell office:value-type="string" calcext:value-type="string">
            <text:p>NA</text:p>
          </table:table-cell>
          <table:table-cell office:value-type="string" calcext:value-type="string">
            <text:p>There are no specific agents named in the text.</text:p>
          </table:table-cell>
          <table:table-cell office:value-type="string" calcext:value-type="string">
            <text:p>The paper discusses AI's general features such as fraud detection, portfolio management, sentiment analysis, and product recommendations, as well as how AI uses data and algorithms to assist in decision-making.</text:p>
          </table:table-cell>
          <table:table-cell office:value-type="string" calcext:value-type="string">
            <text:p>he paper does not discuss specific other agents and their implementations. It focuses on the overall impact of AI on finance.</text:p>
          </table:table-cell>
          <table:table-cell table:style-name="ce23" office:value-type="string" calcext:value-type="string">
            <text:p>The information does not mention a specific URL where the source code can be found. Therefore, there is no direct link or URL provided for the source code, so the answer is no.</text:p>
          </table:table-cell>
          <table:table-cell office:value-type="string" calcext:value-type="string">
            <text:p>The paper doesn't delve into whether the agents discussed are rational. However, the use of AI for data-driven decision-making and behavior analysis suggests an approach based on reasoning and logic.</text:p>
          </table:table-cell>
          <table:table-cell office:value-type="string" calcext:value-type="string">
            <text:p>The paper doesn't provide details on the development approach of multi-agent systems (MAS). It focuses on the impact of AI and social media on finance.</text:p>
          </table:table-cell>
          <table:table-cell office:value-type="string" calcext:value-type="string">
            <text:p>The paper includes a list of references from various sources such as articles, research papers, and other online sources. These references provide insights into the role of AI in finance, its impact on various aspects of investing, and how it affects trader behavior.</text:p>
          </table:table-cell>
          <table:table-cell table:number-columns-repeated="997"/>
        </table:table-row>
        <table:table-row table:style-name="ro30">
          <table:table-cell table:number-columns-repeated="6"/>
          <table:table-cell office:value-type="float" office:value="10" calcext:value-type="float">
            <text:p>10</text:p>
          </table:table-cell>
          <table:table-cell office:value-type="string" calcext:value-type="string">
            <text:p>Eduardo Barros  &amp;  Chase Popplewell  &amp;  Tizlam Muhammad</text:p>
            <text:p/>
          </table:table-cell>
          <table:table-cell office:value-type="float" office:value="3" calcext:value-type="float">
            <text:p>3</text:p>
          </table:table-cell>
          <table:table-cell office:value-type="string" calcext:value-type="string">
            <text:p>Behavioral Finance -Impact of Artificial Intelligence and Social Media Analytics on Investor and Trader Behavior</text:p>
          </table:table-cell>
          <table:table-cell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office:value-type="float" office:value="2021" calcext:value-type="float">
            <text:p>2021</text:p>
          </table:table-cell>
          <table:table-cell office:value-type="string" calcext:value-type="string">
            <text:p>Research Proposal @ ResearchGate</text:p>
          </table:table-cell>
          <table:table-cell office:value-type="string" calcext:value-type="string">
            <text:p>na</text:p>
          </table:table-cell>
          <table:table-cell office:value-type="string" calcext:value-type="string">
            <text:p>Google Scholar / edited</text:p>
          </table:table-cell>
          <table:table-cell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office:value-type="string" calcext:value-type="string">
            <text:p>https://www.researchgate.net/publication/355159676_Behavioral_Finance_-Impact_of_Artificial_Intelligence_and_Social_Media_Analytics_on_Investor_and_Trader_Behavior</text:p>
          </table:table-cell>
          <table:table-cell/>
          <table:table-cell office:value-type="string" calcext:value-type="string">
            <text:p>framework Learning Intelligent Distribution Agent (LIDA), The agents are implemented using NetLogo, a multi-agent programmable modeling environment.</text:p>
          </table:table-cell>
          <table:table-cell office:value-type="string" calcext:value-type="string">
            <text:p>NO</text:p>
          </table:table-cell>
          <table:table-cell office:value-type="string" calcext:value-type="string">
            <text:p>The agents include zero intelligent traders, fundamentalist traders, and traders using historical information in the decision-making process.</text:p>
          </table:table-cell>
          <table:table-cell office:value-type="string" calcext:value-type="string">
            <text:p>Each type of agent has specific features:</text:p>
            <text:p>Zero intelligent traders: Make decisions randomly regarding the market side and amount to trade.</text:p>
            <text:p>Fundamentalist traders: Decide based on the fundamental value of the asset.</text:p>
            <text:p>Traders using historical information: Use comparisons between the average short-term price and the average long-term price to detect trends.</text:p>
            <text:p/>
          </table:table-cell>
          <table:table-cell office:value-type="string" calcext:value-type="string">
            <text:p>Yes, the paper discusses the behavior of different types of traders and how they impact the stock market's stability and volatility.</text:p>
          </table:table-cell>
          <table:table-cell table:style-name="ce24" office:value-type="string" calcext:value-type="string">
            <text:p>If implemented, list agent name and platform they are developed on along with source code and features.</text:p>
            <text:p>Agents are developed on the NetLogo platform.</text:p>
            <text:p>The agent types include:</text:p>
            <text:p>Zero intelligent traders: Make decisions randomly.</text:p>
            <text:p>Fundamentalist traders: Base their decisions on the fundamental value of assets.</text:p>
            <text:p>Traders using historical information: Make decisions based on comparing short-term and long-term average prices.</text:p>
            <text:p/>
          </table:table-cell>
          <table:table-cell office:value-type="string" calcext:value-type="string">
            <text:p>The agents represent various decision-making processes observed in stock markets and their collective interactions. These behaviors are modeled after common strategies in real-world financial markets.</text:p>
          </table:table-cell>
          <table:table-cell office:value-type="string" calcext:value-type="string">
            <text:p>The approach involves using multi-agent systems (MAS) to model the interactions and behaviors of different types of agents (traders) within a stock market simulation. It focuses on how their decisions and interactions affect market stability, volatility, and liquidity.</text:p>
          </table:table-cell>
          <table:table-cell office:value-type="string" calcext:value-type="string">
            <text:p>The paper references foundational works in financial markets and agent-based modeling (e.g., works by Alexander et al. (2001), Campbell et al. (1997), and Lahrichi (2013)).</text:p>
            <text:p/>
          </table:table-cell>
          <table:table-cell table:number-columns-repeated="997"/>
        </table:table-row>
        <table:table-row table:style-name="ro31">
          <table:table-cell table:style-name="ce20" table:number-columns-repeated="6"/>
          <table:table-cell table:style-name="ce20" office:value-type="float" office:value="12" calcext:value-type="float">
            <text:p>12</text:p>
          </table:table-cell>
          <table:table-cell table:style-name="ce20" office:value-type="string" calcext:value-type="string">
            <text:p>Cars Hommes</text:p>
          </table:table-cell>
          <table:table-cell table:style-name="ce20" office:value-type="float" office:value="1" calcext:value-type="float">
            <text:p>1</text:p>
          </table:table-cell>
          <table:table-cell table:style-name="ce20" office:value-type="string" calcext:value-type="string">
            <text:p><text:s text:c="2"/>Interacting Agents in Finance</text:p>
          </table:table-cell>
          <table:table-cell table:style-name="ce20"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20" office:value-type="float" office:value="2006" calcext:value-type="float">
            <text:p>2006</text:p>
          </table:table-cell>
          <table:table-cell table:style-name="ce20" office:value-type="string" calcext:value-type="string">
            <text:p>Tinbergen Institute, Tinbergen Institute Discussion Papers</text:p>
          </table:table-cell>
          <table:table-cell table:style-name="ce20" office:value-type="string" calcext:value-type="string">
            <text:p>na</text:p>
          </table:table-cell>
          <table:table-cell table:style-name="ce20" office:value-type="string" calcext:value-type="string">
            <text:p>repec.org edit</text:p>
          </table:table-cell>
          <table:table-cell table:style-name="ce20"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20" office:value-type="string" calcext:value-type="string">
            <text:p>https://ideas.repec.org/p/tin/wpaper/20060029.html</text:p>
          </table:table-cell>
          <table:table-cell table:style-name="ce20"/>
          <table:table-cell table:style-name="ce20" office:value-type="string" calcext:value-type="string">
            <text:p>The paper does not explicitly state which language or framework the agents are implemented</text:p>
          </table:table-cell>
          <table:table-cell table:style-name="ce20" office:value-type="string" calcext:value-type="string">
            <text:p>The paper does not provide any specific information regarding the availability of the code online. </text:p>
          </table:table-cell>
          <table:table-cell table:style-name="ce20" office:value-type="string" calcext:value-type="string">
            <text:p>The agents discussed in the paper are generally categorized into two groups: fundamentalists and chartists.</text:p>
          </table:table-cell>
          <table:table-cell table:style-name="ce20" office:value-type="string" calcext:value-type="string">
            <text:p>Fundamentalists base their decisions on market fundamentals such as interest rates and company earnings, while chartists use trends and patterns in past prices for decision-making.</text:p>
            <text:p>Agents use simple investment strategies, follow evolutionary selection processes, and adapt based on the success of their strategies.</text:p>
            <text:p>These agents exhibit herding behavior, social interactions, and varied levels of sensitivity to selecting optimal strategies.</text:p>
          </table:table-cell>
          <table:table-cell table:style-name="ce20" office:value-type="string" calcext:value-type="string">
            <text:p>The paper discusses the implementation of fundamentalist and chartist agents. It explores how these agents interact in financial markets and their impact on market behavior.</text:p>
          </table:table-cell>
          <table:table-cell table:style-name="ce25" office:value-type="string" calcext:value-type="string">
            <text:p>ExpertInvestor agents:</text:p>
          </table:table-cell>
          <table:table-cell table:style-name="ce20" office:value-type="string" calcext:value-type="string">
            <text:p>The agents are boundedly rational, meaning they follow rules and heuristics rather than being perfectly rational. They adapt their strategies over time based on their experiences and the experiences of other agents.</text:p>
          </table:table-cell>
          <table:table-cell table:style-name="ce20" office:value-type="string" calcext:value-type="string">
            <text:p>The paper presents an approach where agents in the financial markets represent different types of investors. It examines their interactions, strategy selections, and adaptation processes.</text:p>
            <text:p>Agents use probabilistic models like discrete choice or multinomial logit models to select strategies based on fitness measures such as private utility and social interactions.</text:p>
          </table:table-cell>
          <table:table-cell table:style-name="ce20" office:value-type="string" calcext:value-type="string">
            <text:p>The paper references works by leading researchers such as Arthur et al. (1997), Brock and Hommes (1997, 1998), and Shiller (1981).</text:p>
            <text:p>Key references include research on evolutionary models, herding behavior, bounded rationality, and financial market dynamics.</text:p>
          </table:table-cell>
          <table:table-cell table:style-name="ce20" table:number-columns-repeated="997"/>
        </table:table-row>
        <table:table-row table:style-name="ro32">
          <table:table-cell table:style-name="ce20" table:number-columns-repeated="6"/>
          <table:table-cell table:style-name="ce20" office:value-type="float" office:value="13" calcext:value-type="float">
            <text:p>13</text:p>
          </table:table-cell>
          <table:table-cell table:style-name="ce20" office:value-type="string" calcext:value-type="string">
            <text:p>Florian Königstorfer &amp; <text:s text:c="2"/>Stefan Thalmann</text:p>
          </table:table-cell>
          <table:table-cell table:style-name="ce20" office:value-type="float" office:value="2" calcext:value-type="float">
            <text:p>2</text:p>
          </table:table-cell>
          <table:table-cell table:style-name="ce20" office:value-type="string" calcext:value-type="string">
            <text:p>Applications of Artificial Intelligence in commercial banks – A research agenda for behavioral finance</text:p>
          </table:table-cell>
          <table:table-cell table:style-name="ce20"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20" office:value-type="float" office:value="2020" calcext:value-type="float">
            <text:p>2020</text:p>
          </table:table-cell>
          <table:table-cell table:style-name="ce20" office:value-type="string" calcext:value-type="string">
            <text:p>Elsevier</text:p>
          </table:table-cell>
          <table:table-cell table:style-name="ce20" office:value-type="string" calcext:value-type="string">
            <text:p>na</text:p>
          </table:table-cell>
          <table:table-cell table:style-name="ce20" office:value-type="string" calcext:value-type="string">
            <text:p>ScienceDirect</text:p>
          </table:table-cell>
          <table:table-cell table:style-name="ce20"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20"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style-name="ce20"/>
          <table:table-cell table:style-name="ce20" office:value-type="string" calcext:value-type="string">
            <text:p>The text does not specify the language or framework used for implementing agents such as Python, Java, or others.</text:p>
          </table:table-cell>
          <table:table-cell table:style-name="ce20" office:value-type="string" calcext:value-type="string">
            <text:p>The text does not specify whether the code for the agents is available online.</text:p>
          </table:table-cell>
          <table:table-cell table:style-name="ce20" office:value-type="string" calcext:value-type="string">
            <text:p>Specific names of agents are not provided in the text.</text:p>
          </table:table-cell>
          <table:table-cell table:style-name="ce20" office:value-type="string" calcext:value-type="string">
            <text:p>he agents in the context of the text have features such as natural language processing (NLP), machine learning models for predicting market trends or customer behavior, risk assessment capabilities, fraud detection algorithms, and personalized recommendations for products or services.</text:p>
          </table:table-cell>
          <table:table-cell table:style-name="ce20" office:value-type="string" calcext:value-type="string">
            <text:p>The text discusses various AI applications such as credit scoring algorithms, trading bots, and customer service bots, but does not provide specific names of other agents.</text:p>
          </table:table-cell>
          <table:table-cell table:style-name="ce26" office:value-type="string" calcext:value-type="string">
            <text:p>Make decisions based on four tests: stock evaluation, risk measuring, dividend rate measuring, and chart analysis.</text:p>
          </table:table-cell>
          <table:table-cell table:style-name="ce20" office:value-type="string" calcext:value-type="string">
            <text:p>The agents discussed in the text appear to be rational, aiming to make decisions based on economic theories and maximize utility or profit.</text:p>
          </table:table-cell>
          <table:table-cell table:style-name="ce20" office:value-type="string" calcext:value-type="string">
            <text:p>The text suggests that developing multi-agent systems (MAS) involves designing agents that interact with each other and the environment to achieve specific goals such as modeling market dynamics and customer behavior.</text:p>
          </table:table-cell>
          <table:table-cell table:style-name="ce20" table:number-columns-repeated="998"/>
        </table:table-row>
        <table:table-row table:style-name="ro33">
          <table:table-cell table:style-name="ce20" table:number-columns-repeated="6"/>
          <table:table-cell table:style-name="ce20" office:value-type="float" office:value="14" calcext:value-type="float">
            <text:p>14</text:p>
          </table:table-cell>
          <table:table-cell table:style-name="ce20" office:value-type="string" calcext:value-type="string">
            <text:p>Dalel Kanzari</text:p>
          </table:table-cell>
          <table:table-cell table:style-name="ce20" office:value-type="float" office:value="1" calcext:value-type="float">
            <text:p>1</text:p>
          </table:table-cell>
          <table:table-cell table:style-name="ce20" office:value-type="string" calcext:value-type="string">
            <text:p>Context-adaptive intelligent agents behaviors: multivariate LSTM-based decision making on the cryptocurrency market</text:p>
          </table:table-cell>
          <table:table-cell table:style-name="ce20"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20" office:value-type="float" office:value="2023" calcext:value-type="float">
            <text:p>2023</text:p>
          </table:table-cell>
          <table:table-cell table:style-name="ce20" office:value-type="string" calcext:value-type="string">
            <text:p>International Journal of Data Science and Analytics</text:p>
          </table:table-cell>
          <table:table-cell table:style-name="ce20" office:value-type="string" calcext:value-type="string">
            <text:p>na</text:p>
          </table:table-cell>
          <table:table-cell table:style-name="ce20" office:value-type="string" calcext:value-type="string">
            <text:p>ResearchGate</text:p>
          </table:table-cell>
          <table:table-cell table:style-name="ce20"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20" office:value-type="string" calcext:value-type="string">
            <text:p>https://link.springer.com/article/10.1007/s41060-023-00435-3#citeas</text:p>
          </table:table-cell>
          <table:table-cell table:style-name="ce20"/>
          <table:table-cell table:number-columns-repeated="2" table:style-name="ce20" office:value-type="string" calcext:value-type="string">
            <text:p>NA</text:p>
          </table:table-cell>
          <table:table-cell table:style-name="ce20" office:value-type="string" calcext:value-type="string">
            <text:p>Name of the Agents:</text:p>
            <text:p>Rational DbrAs: Rational decision-based reasoning agents.</text:p>
            <text:p>Chartist DbrAs: Chartist decision-based reasoning agents.</text:p>
            <text:p>Mimetic DbrAs: Mimetic decision-based reasoning agents.</text:p>
          </table:table-cell>
          <table:table-cell table:style-name="ce20" office:value-type="string" calcext:value-type="string">
            <text:p>Rational DbrAs: Collect data from various resources (e.g., historical Bitcoin prices, MVRV ratios, daily Bitcoin Volatility Indexes) to make buying, selling, or holding decisions based on expected future gains or losses.</text:p>
            <text:p>Chartist DbrAs: Use historical Bitcoin prices and Bitcoin Sentiment Indexes to make decisions based on emotional confidence levels such as confident, fairly confident, and very confident.</text:p>
            <text:p>Mimetic DbrAs: Mimic the dominant behavior of other DbrAs by collecting recent BTC data, predicting the next short-term BTC price, and comparing their decisions with other agents.</text:p>
          </table:table-cell>
          <table:table-cell table:style-name="ce20" office:value-type="string" calcext:value-type="string">
            <text:p>NA</text:p>
          </table:table-cell>
          <table:table-cell table:style-name="ce26" office:value-type="string" calcext:value-type="string">
            <text:p>The decision is calculated as a weighted combination of these tests.</text:p>
          </table:table-cell>
          <table:table-cell table:style-name="ce20" office:value-type="string" calcext:value-type="string">
            <text:p>The paper discusses rational agents and their dominant role in closely aligning with real market dynamics and accurately predicting market trends.</text:p>
          </table:table-cell>
          <table:table-cell table:style-name="ce20" office:value-type="string" calcext:value-type="string">
            <text:p>The study simulates an artificial bitcoin market consisting of different types of DbrAs (rational, chartist, mimetic) and examines the price changes incurred by their actions. The multi-agent system (MAS) consists of a set of DbrA investors that observe new BTC prices and related indexes to take actions such as buying, selling, or holding.</text:p>
          </table:table-cell>
          <table:table-cell table:style-name="ce20" office:value-type="string" calcext:value-type="string">
            <text:p>The paper references specific sources for data such as Yahoo Finance, Coinmetrics, and Bitcoin Sentiment Indexes. The paper also mentions prior research related to the predictive performance of LSTM-based models and the dynamics of cryptocurrency markets. Specific citations (e.g., [67–69]</text:p>
          </table:table-cell>
          <table:table-cell table:style-name="ce20" table:number-columns-repeated="997"/>
        </table:table-row>
        <table:table-row table:style-name="ro34">
          <table:table-cell table:style-name="ce20" table:number-columns-repeated="6"/>
          <table:table-cell table:style-name="ce20" office:value-type="float" office:value="15" calcext:value-type="float">
            <text:p>15</text:p>
          </table:table-cell>
          <table:table-cell table:style-name="ce20" office:value-type="string" calcext:value-type="string">
            <text:p>Zahra Kodia &amp; <text:s/>Lamjed Ben Said &amp; <text:s/>Gh{\'{e}}dira</text:p>
          </table:table-cell>
          <table:table-cell table:style-name="ce20" office:value-type="float" office:value="3" calcext:value-type="float">
            <text:p>3</text:p>
          </table:table-cell>
          <table:table-cell table:style-name="ce20" office:value-type="string" calcext:value-type="string">
            <text:p>A Study of Stock Market Trading Behavior and Social Interactions through</text:p>
            <text:p>                  a Multi Agent Based Simulation</text:p>
          </table:table-cell>
          <table:table-cell table:style-name="ce20"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20" office:value-type="float" office:value="2010" calcext:value-type="float">
            <text:p>2010</text:p>
          </table:table-cell>
          <table:table-cell table:style-name="ce20" office:value-type="string" calcext:value-type="string">
            <text:p>Springer</text:p>
          </table:table-cell>
          <table:table-cell table:style-name="ce20"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ce20" office:value-type="string" calcext:value-type="string">
            <text:p>dblp</text:p>
          </table:table-cell>
          <table:table-cell table:style-name="ce20"/>
          <table:table-cell table:style-name="ce20" office:value-type="string" calcext:value-type="string">
            <text:p>https://www.researchgate.net/publication/221254733_A_Study_of_Stock_Market_Trading_Behavior_and_Social_Interactions_through_a_Multi_Agent_Based_Simulation</text:p>
          </table:table-cell>
          <table:table-cell table:style-name="ce20"/>
          <table:table-cell table:style-name="ce20" office:value-type="string" calcext:value-type="string">
            <text:p>The agents in the study are implemented using the MadKit platform in the Java programming language. This is a notable platform for developing multi-agent systems, as discussed in the reference [Gutknecht &amp; Ferber, 2001].</text:p>
          </table:table-cell>
          <table:table-cell table:style-name="ce20" office:value-type="string" calcext:value-type="string">
            <text:p>The information provided does not specify whether the code is available online. </text:p>
          </table:table-cell>
          <table:table-cell table:style-name="ce20" office:value-type="string" calcext:value-type="string">
            <text:p>ExpertTrader Agents: These agents utilize multiple analyses such as stock evaluation, risk measuring, and chart analysis to guide their decision-making processes. These agents may be influenced by behavioral attitudes such as optimism/pessimism and speculation/caution.</text:p>
            <text:p>NoviceTrader Agents: These agents primarily rely on chart analysis and indicators provided by expert traders. Their decision-making is limited to this analysis.</text:p>
            <text:p>CentralMarket Agent: This agent manages market transactions and related information, ensuring efficient market functioning.</text:p>
          </table:table-cell>
          <table:table-cell table:style-name="ce20" office:value-type="string" calcext:value-type="string">
            <text:p>ExpertTrader Agents: Use a range of analyses to make decisions, including stock evaluation, risk measurement, growth rate of dividends, and chart analysis, as discussed in reference [Perold, 2004].</text:p>
            <text:p>NoviceTrader Agents: Depend on chart analysis and other expert traders' advice for decision-making, as described in reference [Hoffmann, Jager, and Von Eije, 2007].</text:p>
            <text:p>CentralMarket Agent: Oversees stock market transactions and maintains up-to-date information on market trends.</text:p>
          </table:table-cell>
          <table:table-cell table:style-name="ce20" office:value-type="string" calcext:value-type="string">
            <text:p>he references provided focus primarily on ExpertTrader, NoviceTrader, and CentralMarket agents. There is no specific mention of other distinct types of agents.</text:p>
          </table:table-cell>
          <table:table-cell table:style-name="ce25" office:value-type="string" calcext:value-type="string">
            <text:p>NoviceInvestor agents:</text:p>
          </table:table-cell>
          <table:table-cell table:style-name="ce20" office:value-type="string" calcext:value-type="string">
            <text:p>The agents demonstrate rational behavior by employing various analyses and using indicators to guide their decisions. However, their behavior is also impacted by behavioral attitudes and biases such as optimism/pessimism and imitation/leadership, which can be linked to references like [Tversky &amp; Kahneman, 1981] on decision-making psychology.</text:p>
          </table:table-cell>
          <table:table-cell table:style-name="ce20" office:value-type="string" calcext:value-type="string">
            <text:p>The approach involves using MadKit and Java as the primary framework and language for the multi-agent system. As cited in reference [Ferber, 1999], this approach includes developing autonomous agents based on distributed artificial intelligence concepts, incorporating a variety of decision-making models and behavioral attitudes.</text:p>
          </table:table-cell>
          <table:table-cell table:style-name="ce20" office:value-type="string" calcext:value-type="string">
            <text:p>he references cover a wide range of topics, including agent-based modeling, rational expectations, and behavioral finance. Specific references, such as [Dessalles, Muller, &amp; Phan, 2007], discuss the conceptual and methodological issues in modeling multi-agent systems. The literature provides a solid foundation for understanding the intricacies of agent behavior in stock markets and social networks.</text:p>
          </table:table-cell>
          <table:table-cell table:style-name="ce20" table:number-columns-repeated="997"/>
        </table:table-row>
        <table:table-row table:style-name="ro35">
          <table:table-cell table:style-name="ce20" table:number-columns-repeated="6"/>
          <table:table-cell table:style-name="ce20" office:value-type="float" office:value="16" calcext:value-type="float">
            <text:p>16</text:p>
          </table:table-cell>
          <table:table-cell table:style-name="ce20" office:value-type="string" calcext:value-type="string">
            <text:p>Heba M. Ezzat Dr. </text:p>
          </table:table-cell>
          <table:table-cell table:style-name="ce20" office:value-type="float" office:value="1" calcext:value-type="float">
            <text:p>1</text:p>
          </table:table-cell>
          <table:table-cell table:style-name="ce20" office:value-type="string" calcext:value-type="string">
            <text:p>Behavioral Agent-Based F al Agent-Based Framework for Inter amework for Interacting Financial acting Financial</text:p>
            <text:p>Markets </text:p>
          </table:table-cell>
          <table:table-cell table:style-name="ce20"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20" office:value-type="float" office:value="2020" calcext:value-type="float">
            <text:p>2020</text:p>
          </table:table-cell>
          <table:table-cell table:style-name="ce20" office:value-type="string" calcext:value-type="string">
            <text:p>Emerald Publishing Limited</text:p>
          </table:table-cell>
          <table:table-cell table:style-name="ce20" office:value-type="string" calcext:value-type="string">
            <text:p>na</text:p>
          </table:table-cell>
          <table:table-cell table:style-name="ce20" office:value-type="string" calcext:value-type="string">
            <text:p>ResearchGate</text:p>
          </table:table-cell>
          <table:table-cell table:style-name="ce20"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20" office:value-type="string" calcext:value-type="string">
            <text:p>https://buescholar.bue.edu.eg/cgi/viewcontent.cgi?article=1022&amp;context=bus_admin</text:p>
          </table:table-cell>
          <table:table-cell table:style-name="ce20"/>
          <table:table-cell table:style-name="ce20" office:value-type="string" calcext:value-type="string">
            <text:p>he information provided does not specify the language or framework used for implementing the agents. Please provide this information if available.</text:p>
          </table:table-cell>
          <table:table-cell table:style-name="ce20" office:value-type="string" calcext:value-type="string">
            <text:p>There is no mention of the availability of the code online. </text:p>
          </table:table-cell>
          <table:table-cell table:style-name="ce20" office:value-type="string" calcext:value-type="string">
            <text:p>The agents in the model are referred to as traders and market makers. These agents populate the artificial markets, Market X and Market Z.</text:p>
          </table:table-cell>
          <table:table-cell table:style-name="ce20" office:value-type="string" calcext:value-type="string">
            <text:p>The agents decide on one of the trading strategies: technical trading in Market X, fundamental trading in Market X, technical trading in Market Z, fundamental trading in Market Z, or abstaining from trading. Chartists, a type of trader, exhibit loss-aversion behavior, which influences their choice of trading strategies.</text:p>
          </table:table-cell>
          <table:table-cell table:style-name="ce20" office:value-type="string" calcext:value-type="string">
            <text:p>The paper does not explicitly mention any other agents beyond the traders and market makers in the two financial markets. The focus is on these agents and their interactions in the artificial markets.</text:p>
          </table:table-cell>
          <table:table-cell table:style-name="ce26" office:value-type="string" calcext:value-type="string">
            <text:p>Primarily rely on chart analysis and filtered information from their neighborhood for decision-making.</text:p>
          </table:table-cell>
          <table:table-cell table:style-name="ce20" office:value-type="string" calcext:value-type="string">
            <text:p>The agents display a degree of rationality in their trading decisions. They adjust their trading strategies based on past and current performance, demonstrating a rational approach to maximizing returns. However, their loss-aversion behavior introduces an element of bounded rationality, as losses loom larger than equivalent gains.</text:p>
          </table:table-cell>
          <table:table-cell table:style-name="ce20" office:value-type="string" calcext:value-type="string">
            <text:p>The paper discusses a behavioral agent-based model (MAS) for simulating interactions in financial markets. The approach uses a discrete-choice model to compute the weights of trading strategies and follows a log-linear price impact function to settle asset prices.</text:p>
          </table:table-cell>
          <table:table-cell table:style-name="ce20" table:number-columns-repeated="998"/>
        </table:table-row>
        <table:table-row table:style-name="ro36">
          <table:table-cell table:style-name="ce20" table:number-columns-repeated="6"/>
          <table:table-cell table:style-name="ce20" office:value-type="float" office:value="17" calcext:value-type="float">
            <text:p>17</text:p>
          </table:table-cell>
          <table:table-cell table:style-name="ce20" office:value-type="string" calcext:value-type="string">
            <text:p>Qiuyue Zhang &amp; <text:s/>Yunfeng Zhang &amp; <text:s/>Xunxiang Yao &amp; <text:s/>Shilong Li &amp; <text:s/>Caiming Zhang &amp; <text:s/>Peide Liu</text:p>
          </table:table-cell>
          <table:table-cell table:style-name="ce20" office:value-type="float" office:value="6" calcext:value-type="float">
            <text:p>6</text:p>
          </table:table-cell>
          <table:table-cell table:style-name="ce20" office:value-type="string" calcext:value-type="string">
            <text:p>A Dynamic Attributes-driven Graph Attention Network Modeling on Behavioral Finance for Stock Prediction</text:p>
          </table:table-cell>
          <table:table-cell table:style-name="ce20"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20" office:value-type="float" office:value="2023" calcext:value-type="float">
            <text:p>2023</text:p>
          </table:table-cell>
          <table:table-cell table:style-name="ce20" office:value-type="string" calcext:value-type="string">
            <text:p>{ACM} Trans. Knowl. Discov. Data</text:p>
          </table:table-cell>
          <table:table-cell table:style-name="ce20"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ce20" office:value-type="string" calcext:value-type="string">
            <text:p>dblp</text:p>
          </table:table-cell>
          <table:table-cell table:style-name="ce20"/>
          <table:table-cell table:style-name="ce20" office:value-type="string" calcext:value-type="string">
            <text:p>https://dl.acm.org/doi/pdf/10.1145/3611311</text:p>
          </table:table-cell>
          <table:table-cell table:style-name="ce20"/>
          <table:table-cell table:style-name="ce20" office:value-type="string" calcext:value-type="string">
            <text:p>The implementation of the described model is done in Python using the PyTorch framework. The optimizer used is Adam, and the learning rate is set to 0.0005.</text:p>
          </table:table-cell>
          <table:table-cell table:style-name="ce20" office:value-type="string" calcext:value-type="string">
            <text:p>The text provided does not specify whether the code is available online</text:p>
          </table:table-cell>
          <table:table-cell table:style-name="ce20" office:value-type="string" calcext:value-type="string">
            <text:p>The model is named "DGATS," which stands for Deep Graph Attention Temporal System.</text:p>
          </table:table-cell>
          <table:table-cell table:style-name="ce20" office:value-type="string" calcext:value-type="string">
            <text:p>The agent uses a combination of attention mechanisms (both spatial and temporal) and a deep graph model to capture dynamic changes in the stock market.</text:p>
            <text:p>It processes and fuses various types of data, including historical technical indicators, textual media information, and stock relation graphs.</text:p>
            <text:p>The agent utilizes a tensor fusion operation for multimodal data and emphasizes temporal feature fusion.</text:p>
            <text:p>Optimization methods include using the Adam optimizer and a grid search to identify the best hyperparameters.</text:p>
          </table:table-cell>
          <table:table-cell table:style-name="ce20" office:value-type="string" calcext:value-type="string">
            <text:p>Yes, the paper discusses other agent implementations for comparison purposes, such as StockNet, LSTM+PS, LSTM+GCN, RSR, AD-GAT, TRAN, RA-AGAT, MAC, and TRPCA.</text:p>
          </table:table-cell>
          <table:table-cell table:style-name="ce25" office:value-type="string" calcext:value-type="string">
            <text:p>Intermediary agents:</text:p>
          </table:table-cell>
          <table:table-cell table:style-name="ce20" office:value-type="string" calcext:value-type="string">
            <text:p>Reasoning and Approach: The use of attention mechanisms and deep learning models, such as graph neural networks, suggests a rational approach to capture complex relationships and patterns in stock market data.</text:p>
            <text:p>Comparisons: The model is compared against other established models, indicating that its design and performance are well-validated.</text:p>
            <text:p>Multi-Source Data Integration: The model integrates multiple data sources (historical data, textual media information, and stock relation graphs), suggesting a rational approach to consider various aspects of stock market trends.</text:p>
          </table:table-cell>
          <table:table-cell table:style-name="ce20" office:value-type="string" calcext:value-type="string">
            <text:p>The approach involves leveraging historical technical indicators, textual media information, and stock relation graphs to model and predict stock movements.</text:p>
            <text:p>The approach includes the use of attention mechanisms to extract valuable temporal and spatial information, sequential embedding generation, and tensor fusion for information fusion.</text:p>
          </table:table-cell>
          <table:table-cell table:style-name="ce20" table:number-columns-repeated="998"/>
        </table:table-row>
        <table:table-row table:style-name="ro37">
          <table:table-cell table:style-name="ce20" table:number-columns-repeated="6"/>
          <table:table-cell table:style-name="ce20" office:value-type="float" office:value="18" calcext:value-type="float">
            <text:p>18</text:p>
          </table:table-cell>
          <table:table-cell table:style-name="ce20" office:value-type="string" calcext:value-type="string">
            <text:p>Gaofeng Zou <text:s/>&amp; <text:s text:c="2"/>Qiyuan Cheng <text:s/>&amp; <text:s text:c="2"/>Zhenwei Lv <text:s/>&amp; <text:s text:c="2"/>John Edmunds <text:s/>&amp; <text:s text:c="2"/>Xiaopeng Zhai </text:p>
          </table:table-cell>
          <table:table-cell table:style-name="ce20" office:value-type="float" office:value="5" calcext:value-type="float">
            <text:p>5</text:p>
          </table:table-cell>
          <table:table-cell table:style-name="ce20" office:value-type="string" calcext:value-type="string">
            <text:p>Investor Sentiment and IPOs Anomalies: An Agent-Based Computational Finance</text:p>
            <text:p/>
          </table:table-cell>
          <table:table-cell table:style-name="ce20"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20" office:value-type="float" office:value="2017" calcext:value-type="float">
            <text:p>2017</text:p>
          </table:table-cell>
          <table:table-cell table:style-name="ce20" office:value-type="string" calcext:value-type="string">
            <text:p>EURASIA Journal of Mathematics, Science and Technology Education</text:p>
          </table:table-cell>
          <table:table-cell table:style-name="ce20" office:value-type="string" calcext:value-type="string">
            <text:p>na</text:p>
          </table:table-cell>
          <table:table-cell table:style-name="ce20" office:value-type="string" calcext:value-type="string">
            <text:p>GoogleScholar</text:p>
          </table:table-cell>
          <table:table-cell table:style-name="ce20"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20" office:value-type="string" calcext:value-type="string">
            <text:p>t-and-ipos-anomalies-an-agent-based-computational-finance-5159.pdf</text:p>
          </table:table-cell>
          <table:table-cell table:style-name="ce20"/>
          <table:table-cell table:style-name="ce20" office:value-type="string" calcext:value-type="string">
            <text:p>The optimizer used is Adam, and the learning rate is set to 0.0005</text:p>
          </table:table-cell>
          <table:table-cell table:style-name="ce20" office:value-type="string" calcext:value-type="string">
            <text:p>The information does not specify whether the code is available online. However, since the study uses MATLAB for agent-based modeling, the code would typically be written in MATLAB script format. If the researchers have shared their code, it might be hosted on a public repository such as GitHub.</text:p>
          </table:table-cell>
          <table:table-cell table:style-name="ce20" office:value-type="string" calcext:value-type="string">
            <text:p>The study uses agents representing institutional and individual investors with different levels of sentiment. Specific agent names are not mentioned in the information.</text:p>
          </table:table-cell>
          <table:table-cell table:style-name="ce20" office:value-type="string" calcext:value-type="string">
            <text:p>The agents represent various types of investors, each with unique sentiment levels and behaviors impacting the IPO market. Features include modeling investor behavior, sentiment, and decision-making during the IPO process, as well as long-term market interactions.</text:p>
          </table:table-cell>
          <table:table-cell table:style-name="ce20" office:value-type="string" calcext:value-type="string">
            <text:p>While the information doesn't discuss other agents, it does mention that the study builds a synthetic financial market with heterogeneous agent behavior, following new financial theory.</text:p>
          </table:table-cell>
          <table:table-cell table:style-name="ce26" office:value-type="string" calcext:value-type="string">
            <text:p>Not explicitly described in the provided text, but they likely facilitate interactions between ExpertInvestor and NoviceInvestor agents.</text:p>
          </table:table-cell>
          <table:table-cell table:style-name="ce20" office:value-type="string" calcext:value-type="string">
            <text:p>The study explores investor sentiment, which implies a range of rationality among agents. Institutional investors are considered more rational and impact market stability, while individual investors have varying levels of rationality and can significantly impact the IPO market.</text:p>
          </table:table-cell>
          <table:table-cell table:style-name="ce20" office:value-type="string" calcext:value-type="string">
            <text:p>The study employs an agent-based computational finance approach, modeling interactions among different types of investors in the IPO market. It uses MATLAB to conduct the experiments, studying first-day underpricing and long-term performance</text:p>
          </table:table-cell>
          <table:table-cell table:style-name="ce20" table:number-columns-repeated="998"/>
        </table:table-row>
        <table:table-row table:style-name="ro38">
          <table:table-cell table:number-columns-repeated="6"/>
          <table:table-cell office:value-type="float" office:value="19" calcext:value-type="float">
            <text:p>19</text:p>
          </table:table-cell>
          <table:table-cell office:value-type="string" calcext:value-type="string">
            <text:p>Hiroshi Takahashi &amp; <text:s/>Takao Terano </text:p>
          </table:table-cell>
          <table:table-cell office:value-type="float" office:value="2" calcext:value-type="float">
            <text:p>2</text:p>
          </table:table-cell>
          <table:table-cell office:value-type="string" calcext:value-type="string">
            <text:p>Agent-Based Approach to Investors' Behavior and Asset Price Fluctuation in Financial Markets</text:p>
          </table:table-cell>
          <table:table-cell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office:value-type="float" office:value="2003" calcext:value-type="float">
            <text:p>2003</text:p>
          </table:table-cell>
          <table:table-cell office:value-type="string" calcext:value-type="string">
            <text:p>Journal of Artificial Societies and Social Simulation </text:p>
          </table:table-cell>
          <table:table-cell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jasss.soc.surrey.ac.uk/6/3/3.html</text:p>
          </table:table-cell>
          <table:table-cell office:value-type="string" calcext:value-type="string">
            <text:p>yes</text:p>
          </table:table-cell>
          <table:table-cell office:value-type="string" calcext:value-type="string">
            <text:p>c++</text:p>
          </table:table-cell>
          <table:table-cell office:value-type="string" calcext:value-type="string">
            <text:p>Sample code available in the paper. Rest can be found online</text:p>
          </table:table-cell>
          <table:table-cell office:value-type="string" calcext:value-type="string">
            <text:p>Simulations of economic models were run</text:p>
          </table:table-cell>
          <table:table-cell office:value-type="string" calcext:value-type="string">
            <text:p>Multiple agents were created and a simulation based on rules was done to compare agent based to real time data</text:p>
          </table:table-cell>
          <table:table-cell office:value-type="string" calcext:value-type="string">
            <text:p>The paper discusses models of creating agents but does not talk any agents in specific</text:p>
          </table:table-cell>
          <table:table-cell table:style-name="ce24" office:value-type="string" calcext:value-type="string">
            <text:p>CentralMarket agent:</text:p>
          </table:table-cell>
          <table:table-cell office:value-type="string" calcext:value-type="string">
            <text:p>rational/irrational</text:p>
          </table:table-cell>
          <table:table-cell office:value-type="string" calcext:value-type="string">
            <text:p>ground up from mathematical or economic models to run simulations</text:p>
          </table:table-cell>
          <table:table-cell office:value-type="string" calcext:value-type="string">
            <text:p>na</text:p>
          </table:table-cell>
          <table:table-cell table:number-columns-repeated="997"/>
        </table:table-row>
        <table:table-row table:style-name="ro39">
          <table:table-cell office:value-type="float" office:value="20" calcext:value-type="float">
            <text:p>20</text:p>
          </table:table-cell>
          <table:table-cell office:value-type="string" calcext:value-type="string">
            <text:p>Mario A. Bertella &amp; <text:s/>Felipe R. Pires &amp; <text:s/>Ling Feng <text:s/>&amp; <text:s/>Harry Eugene Stanley</text:p>
          </table:table-cell>
          <table:table-cell office:value-type="float" office:value="4" calcext:value-type="float">
            <text:p>4</text:p>
          </table:table-cell>
          <table:table-cell office:value-type="string" calcext:value-type="string">
            <text:p>Confidence and the Stock Market: An Agent-Based Approach</text:p>
          </table:table-cell>
          <table:table-cell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office:value-type="float" office:value="2014" calcext:value-type="float">
            <text:p>2014</text:p>
          </table:table-cell>
          <table:table-cell office:value-type="string" calcext:value-type="string">
            <text:p>PLOS ONE</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office:value-type="string" calcext:value-type="string">
            <text:p>https://journals.plos.org/plosone/article/file?id=10.1371/journal.pone.0083488&amp;type=printable</text:p>
          </table:table-cell>
          <table:table-cell table:style-name="ce20" office:value-type="string" calcext:value-type="string">
            <text:p>yes</text:p>
          </table:table-cell>
          <table:table-cell table:style-name="ce20" office:value-type="string" calcext:value-type="string">
            <text:p>The model was developed using the LSD (Laboratory for Simulation Development) software platform, which is designed for creating, utilizing, and disseminating computational simulations. The model itself is implemented in C++, a programming language known for its efficiency and versatility. Through this approach, the researchers were able to construct an artificial financial market capable of simulating various agent behaviors and interactions. The model incorporated elements of behavioral finance, such as overconfidence bias, to better capture real-world market dynamics. Additionally, the model allowed for the study of different types of market agents, including fundamentalists and chartists with varying memory lengths. This approach facilitated the analysis of market volatility, price fluctuations, and the influence of agent behavior on market outcomes. Overall, the model development process involved leveraging advanced computational techniques to simulate complex financial systems and study their emergent properties.</text:p>
          </table:table-cell>
          <table:table-cell table:style-name="ce20" office:value-type="string" calcext:value-type="string">
            <text:p>no</text:p>
          </table:table-cell>
          <table:table-cell table:style-name="ce20" office:value-type="string" calcext:value-type="string">
            <text:p>na</text:p>
          </table:table-cell>
          <table:table-cell table:style-name="ce20" office:value-type="string" calcext:value-type="string">
            <text:p>The agents developed in the model exhibit several key features:</text:p>
            <text:p/>
            <text:p>1. **Heterogeneity**: The agents in the model display behavioral heterogeneity, meaning they have different trading strategies and approaches to decision-making. This includes fundamentalists, who base their decisions on fundamental values, and chartists, who use historical price data to inform their actions.</text:p>
            <text:p/>
            <text:p>2. **Overconfidence Bias**: Some agents in the model exhibit overconfidence bias, leading them to overestimate their abilities and the accuracy of their information. This bias affects their estimation of stock return variance, which in turn influences their trading decisions.</text:p>
            <text:p/>
            <text:p>3. **Memory Length**: Chartist agents have varying memory lengths, representing the number of past periods they consider when making decisions. This memory length influences the agents' ability to detect patterns in market data and affects their trading behavior.</text:p>
            <text:p/>
            <text:p>4. **Adaptive Confidence Levels**: Agents' confidence levels evolve over time based on their past experiences and trading outcomes. Successful agents may become more confident, while less successful ones may become less so. This adaptive process is modeled to reflect real-world behavior.</text:p>
            <text:p/>
            <text:p>5. **Interaction with Market Dynamics**: The agents interact with each other and with market dynamics, such as changes in stock prices and dividends. Their trading decisions impact market volatility, price fluctuations, and the occurrence of bubbles and crashes.</text:p>
            <text:p/>
            <text:p>Overall, these features allow the model to simulate complex interactions among agents in a financial market, capturing various aspects of real-world behavior such as heterogeneity, biases, and adaptive decision-making.</text:p>
          </table:table-cell>
          <table:table-cell table:style-name="ce20" office:value-type="string" calcext:value-type="string">
            <text:p>yes</text:p>
          </table:table-cell>
          <table:table-cell table:style-name="ce20" office:value-type="string" calcext:value-type="string">
            <text:p>the simulTIONS run wer to analyze the behavior of agents and The paper primarily focuses on the implementation of fundamentalist and chartist agents with varying memory lengths and levels of overconfidence bias. However, it does not explicitly discuss the implementation of any other types of agents beyond these categories. The emphasis is on exploring the impact of behavioral heterogeneity and overconfidence bias on market dynamics, rather than on introducing additional types of agents.</text:p>
          </table:table-cell>
          <table:table-cell table:style-name="ce20" office:value-type="string" calcext:value-type="string">
            <text:p>The fundamentalist and chartist agents described in the paper are not typically described as "rational" in the traditional economic sense. Instead, they exhibit behavior that reflects certain psychological biases and heuristics observed in real-world financial markets. For example, fundamentalist agents base their trading decisions on the discounted dividend flow model, which is a simplified representation of fundamental analysis. Chartist agents, on the other hand, rely on past price trends to make predictions about future price movements, which may not always align with rational expectations. Additionally, the presence of overconfidence bias further deviates from rational decision-making assumptions. Therefore, while these agents may have specific rules or strategies guiding their behavior, they do not adhere strictly to the rationality assumptions often used in economic modeling.</text:p>
          </table:table-cell>
          <table:table-cell table:style-name="ce20" office:value-type="string" calcext:value-type="string">
            <text:p>Model Specification: The paper outlines the parameters and rules governing the behavior of different types of agents in the financial market. This includes defining the characteristics of fundamentalist and chartist agents, as well as incorporating factors such as memory length and overconfidence bias.</text:p>
            <text:p>Implementation: The MAS is implemented using the LSD (Laboratory for Simulation Development) software platform, which is written in C++. This platform allows for the development, use, and distribution of computational simulations.</text:p>
            <text:p>Agent Design: Fundamentalist agents are designed to base their trading decisions on the discounted dividend flow model, while chartist agents rely on past price trends to inform their decisions. Overconfidence bias is also incorporated into the agent design, affecting their estimation of stock return variance and trading behavior.</text:p>
            <text:p>Simulation: The MAS is simulated under various conditions to observe the behavior of agents and the dynamics of the financial market. Different scenarios are tested, including variations in the composition of agents (e.g., proportion of fundamentalists vs. chartists) and the presence of overconfidence bias.</text:p>
            <text:p>Analysis: The results of the simulations are analyzed to understand the impact of different factors on market outcomes. This includes examining measures such as volatility, correlation with real-world market data, and the influence of agent behavior on market bubbles and crashes.</text:p>
            <text:p>Overall, the approach involves a combination of theoretical modeling, software implementation, simulation, and analysis to study the behavior of agents in financial markets and its implications for market dynamics.</text:p>
            <text:p/>
            <text:p/>
            <text:p/>
            <text:p/>
            <text:p/>
            <text:p/>
            <text:p/>
          </table:table-cell>
          <table:table-cell table:style-name="ce20" office:value-type="string" calcext:value-type="string">
            <text:p>na</text:p>
          </table:table-cell>
          <table:table-cell table:number-columns-repeated="1003"/>
        </table:table-row>
        <table:table-row table:style-name="ro40">
          <table:table-cell office:value-type="float" office:value="21" calcext:value-type="float">
            <text:p>21</text:p>
          </table:table-cell>
          <table:table-cell office:value-type="string" calcext:value-type="string">
            <text:p>Baocheng Geng &amp; <text:s/>Swastik Brahma &amp; <text:s/>Thakshila Wimalajeewa &amp; <text:s/>Pramod K. Varshney &amp; <text:s/>Muralidhar Rangaswamy</text:p>
          </table:table-cell>
          <table:table-cell office:value-type="float" office:value="5" calcext:value-type="float">
            <text:p>5</text:p>
          </table:table-cell>
          <table:table-cell office:value-type="string" calcext:value-type="string">
            <text:p>Prospect Theoretic Utility Based Human Decision Making in Multi-Agent</text:p>
            <text:p>                  Systems</text:p>
          </table:table-cell>
          <table:table-cell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office:value-type="float" office:value="2020" calcext:value-type="float">
            <text:p>2020</text:p>
          </table:table-cell>
          <table:table-cell office:value-type="string" calcext:value-type="string">
            <text:p>{IEEE} Trans. Signal Process</text:p>
          </table:table-cell>
          <table:table-cell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8976222</text:p>
          </table:table-cell>
          <table:table-cell table:style-name="ce20" table:number-columns-repeated="11"/>
          <table:table-cell table:number-columns-repeated="1002"/>
        </table:table-row>
        <table:table-row table:style-name="ro41">
          <table:table-cell office:value-type="float" office:value="22" calcext:value-type="float">
            <text:p>22</text:p>
          </table:table-cell>
          <table:table-cell office:value-type="string" calcext:value-type="string">
            <text:p>Yulei Rao <text:s/>&amp; <text:s text:c="2"/>Diefeng Peng <text:s/>&amp; <text:s text:c="2"/>Tingxia Tian</text:p>
          </table:table-cell>
          <table:table-cell office:value-type="float" office:value="3" calcext:value-type="float">
            <text:p>3</text:p>
          </table:table-cell>
          <table:table-cell office:value-type="string" calcext:value-type="string">
            <text:p>Advances in Agent-based Computational Finance:</text:p>
            <text:p>Aseet Pricing models from Heterogeneous and Interactive perspective </text:p>
          </table:table-cell>
          <table:table-cell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office:value-type="float" office:value="2008" calcext:value-type="float">
            <text:p>2008</text:p>
          </table:table-cell>
          <table:table-cell office:value-type="string" calcext:value-type="string">
            <text:p>2008 International Conference on Wireless Communications, Networking and Mobile Computing, WiCOM 2008</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office:value-type="string" calcext:value-type="string">
            <text:p>https://ieeexplore.ieee.org/stamp/stamp.jsp?tp=&amp;arnumber=4680488</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42">
          <table:table-cell office:value-type="float" office:value="23" calcext:value-type="float">
            <text:p>23</text:p>
          </table:table-cell>
          <table:table-cell office:value-type="string" calcext:value-type="string">
            <text:p>Werner De Bondt &amp; <text:s text:c="2"/>Rosa M. Mayoral &amp; <text:s/>Eleuterio Vallelado</text:p>
          </table:table-cell>
          <table:table-cell office:value-type="float" office:value="3" calcext:value-type="float">
            <text:p>3</text:p>
          </table:table-cell>
          <table:table-cell office:value-type="string" calcext:value-type="string">
            <text:p>Behavioral decision-making in finance: An overview and assessment of selected research</text:p>
          </table:table-cell>
          <table:table-cell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office:value-type="float" office:value="2013" calcext:value-type="float">
            <text:p>2013</text:p>
          </table:table-cell>
          <table:table-cell office:value-type="string" calcext:value-type="string">
            <text:p>Spanish Journal of Finance and Accounting / Revista Española de Financiación y Contabilidad</text:p>
          </table:table-cell>
          <table:table-cell office:value-type="string" calcext:value-type="string">
            <text:p>na</text:p>
          </table:table-cell>
          <table:table-cell office:value-type="string" calcext:value-type="string">
            <text:p>dblp</text:p>
          </table:table-cell>
          <table:table-cell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office:value-type="string" calcext:value-type="string">
            <text:p>https://www.researchgate.net/publication/281668424_Behavioral_decision-making_in_finance_An_overview_and_assessment_of_selected_research</text:p>
          </table:table-cell>
          <table:table-cell table:number-columns-repeated="1013"/>
        </table:table-row>
        <table:table-row table:style-name="ro43">
          <table:table-cell office:value-type="float" office:value="24" calcext:value-type="float">
            <text:p>24</text:p>
          </table:table-cell>
          <table:table-cell office:value-type="string" calcext:value-type="string">
            <text:p>Giorgio Fagiolo &amp; <text:s text:c="2"/>Mattia Guerini &amp; <text:s text:c="2"/>Francesco Lamperti &amp; <text:s text:c="2"/>Alessio Moneta <text:s/>&amp; <text:s text:c="2"/>Andrea Roventini </text:p>
          </table:table-cell>
          <table:table-cell office:value-type="float" office:value="5" calcext:value-type="float">
            <text:p>5</text:p>
          </table:table-cell>
          <table:table-cell office:value-type="string" calcext:value-type="string">
            <text:p>Validation of Agent-Based Models in Economics and Financ</text:p>
            <text:p/>
          </table:table-cell>
          <table:table-cell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office:value-type="float" office:value="2019" calcext:value-type="float">
            <text:p>2019</text:p>
          </table:table-cell>
          <table:table-cell office:value-type="string" calcext:value-type="string">
            <text:p>Scuola Superiore Sant'Anna, Laboratory of Economics and Management (LEM), Pisa</text:p>
          </table:table-cell>
          <table:table-cell office:value-type="string" calcext:value-type="string">
            <text:p>na</text:p>
          </table:table-cell>
          <table:table-cell office:value-type="string" calcext:value-type="string">
            <text:p>dblp</text:p>
          </table:table-cell>
          <table:table-cell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office:value-type="string" calcext:value-type="string">
            <text:p>http://www.isigrowth.eu/wp-content/uploads/2017/10/working_paper_2017_25.pdf</text:p>
          </table:table-cell>
          <table:table-cell table:number-columns-repeated="1013"/>
        </table:table-row>
        <table:table-row table:style-name="ro44">
          <table:table-cell office:value-type="float" office:value="25" calcext:value-type="float">
            <text:p>25</text:p>
          </table:table-cell>
          <table:table-cell office:value-type="string" calcext:value-type="string">
            <text:p>HEPING PAN*</text:p>
          </table:table-cell>
          <table:table-cell office:value-type="float" office:value="1" calcext:value-type="float">
            <text:p>1</text:p>
          </table:table-cell>
          <table:table-cell office:value-type="string" calcext:value-type="string">
            <text:p>A BASIC THEORY OF INTELLIGENT FINANCE</text:p>
          </table:table-cell>
          <table:table-cell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office:value-type="float" office:value="2011" calcext:value-type="float">
            <text:p>2011</text:p>
          </table:table-cell>
          <table:table-cell office:value-type="string" calcext:value-type="string">
            <text:p>New Mathematics and Natural Comput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office:value-type="string" calcext:value-type="string">
            <text:p>https://www.researchgate.net/publication/227653035_A_BASIC_THEORY_OF_INTELLIGENT_FINANCE</text:p>
          </table:table-cell>
          <table:table-cell table:number-columns-repeated="1013"/>
        </table:table-row>
        <table:table-row table:style-name="ro4" table:number-rows-repeated="1048550">
          <table:table-cell table:number-columns-repeated="1024"/>
        </table:table-row>
        <table:table-row table:style-name="ro4">
          <table:table-cell table:number-columns-repeated="1024"/>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time-style style:name="N129" number:truncate-on-overflow="false">
      <number:hours/>
      <number:text>:</number:text>
      <number:minutes number:style="long"/>
      <number:text>:</number:text>
      <number:seconds number:style="long"/>
    </number:time-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130">
      <number:scientific-number number:decimal-places="1" number:min-decimal-places="1" number:min-integer-digits="1" number:min-exponent-digits="1" number:exponent-interval="3" number:forced-exponent-sign="true"/>
    </number:number-style>
    <number:time-style style:name="N131">
      <number:minutes number:style="long"/>
      <number:text>:</number:text>
      <number:seconds number:style="long" number:decimal-places="1"/>
    </number:time-style>
    <number:time-style style:name="N132">
      <number:minutes number:style="long"/>
      <number:text>:</number:text>
      <number:seconds number:style="long"/>
    </number:time-style>
    <number:time-style style:name="N10130" number:language="en" number:country="US">
      <number:hours/>
      <number:text>:</number:text>
      <number:minutes number:style="long"/>
    </number:time-style>
    <number:number-style style:name="N1013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4P2" style:volatile="true" number:language="en" number:country="US">
      <number:text> </number:text>
      <number:fill-character> </number:fill-character>
      <number:text>- </number:text>
    </number:number-style>
    <number:text-style style:name="N10134" number:language="en" number:country="US">
      <number:text> </number:text>
      <number:text-content/>
      <number:text> </number:text>
      <style:map style:condition="value()&gt;0" style:apply-style-name="N10134P0"/>
      <style:map style:condition="value()&lt;0" style:apply-style-name="N10134P1"/>
      <style:map style:condition="value()=0" style:apply-style-name="N10134P2"/>
    </number:text-style>
    <number:time-style style:name="N10135" number:language="en" number:country="US">
      <number:hours/>
      <number:text>:</number:text>
      <number:minutes number:style="long"/>
      <number:text>:</number:text>
      <number:seconds number:style="long"/>
    </number:tim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41P0" style:volatile="true" number:language="en" number:country="US">
      <number:currency-symbol/>
      <number:number number:decimal-places="0" number:min-decimal-places="0" number:min-integer-digits="1" number:grouping="true"/>
      <number:text>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time-style style:name="N10142" number:language="en" number:country="US">
      <number:hours/>
      <number:text>:</number:text>
      <number:minutes number:style="long"/>
      <number:text> </number:text>
      <number:am-pm/>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time-style style:name="N10148" number:language="en" number:country="US">
      <number:hours/>
      <number:text>:</number:text>
      <number:minutes number:style="long"/>
      <number:text>:</number:text>
      <number:seconds number:style="long"/>
      <number:text> </number:text>
      <number:am-pm/>
    </number:time-style>
    <number:currency-style style:name="N10149P0" style:volatile="true" number:language="en" number:country="US">
      <number:currency-symbol/>
      <number:number number:decimal-places="0" number:min-decimal-places="0" number:min-integer-digits="1" number:grouping="true"/>
      <number:text> </number:text>
    </number:currency-style>
    <number:currency-style style:name="N10149" number:language="en" number:country="US">
      <number:text>(</number:text>
      <number:currency-symbol/>
      <number:number number:decimal-places="0" number:min-decimal-places="0" number:min-integer-digits="1" number:grouping="true"/>
      <number:text>)</number:text>
      <style:map style:condition="value()&gt;=0" style:apply-style-name="N10149P0"/>
    </number:currency-style>
    <number:number-style style:name="N10151P0" style:volatile="true" number:language="en" number:country="US">
      <number:number number:decimal-places="2" number:min-decimal-places="2" number:min-integer-digits="1" number:grouping="true"/>
      <number:text> </number:text>
    </number:number-style>
    <number:number-style style:name="N10151" number:language="en" number:country="US">
      <style:text-properties fo:color="#ff0000"/>
      <number:text>(</number:text>
      <number:number number:decimal-places="2" number:min-decimal-places="2" number:min-integer-digits="1" number:grouping="true"/>
      <number:text>)</number:text>
      <style:map style:condition="value()&gt;=0" style:apply-style-name="N10151P0"/>
    </number:number-style>
    <number:date-style style:name="N10152" number:language="en" number:country="US">
      <number:month/>
      <number:text>/</number:text>
      <number:day/>
      <number:text>/</number:text>
      <number:year number:style="long"/>
    </number:date-style>
    <number:number-style style:name="N10154P0" style:volatile="true" number:language="en" number:country="US">
      <number:number number:decimal-places="0" number:min-decimal-places="0" number:min-integer-digits="1" number:grouping="true"/>
      <number:text> </number:text>
    </number:number-style>
    <number:number-style style:name="N10154" number:language="en" number:country="US">
      <style:text-properties fo:color="#ff0000"/>
      <number:text>(</number:text>
      <number:number number:decimal-places="0" number:min-decimal-places="0" number:min-integer-digits="1" number:grouping="true"/>
      <number:text>)</number:text>
      <style:map style:condition="value()&gt;=0" style:apply-style-name="N10154P0"/>
    </number:number-style>
    <number:number-style style:name="N1015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8" number:language="en" number:country="US">
      <number:text> </number:text>
      <number:text-content/>
      <number:text> </number:text>
      <style:map style:condition="value()&gt;0" style:apply-style-name="N10158P0"/>
      <style:map style:condition="value()&lt;0" style:apply-style-name="N10158P1"/>
      <style:map style:condition="value()=0" style:apply-style-name="N10158P2"/>
    </number:text-style>
    <number:currency-style style:name="N10159P0" style:volatile="true" number:language="en" number:country="US">
      <number:currency-symbol/>
      <number:number number:decimal-places="2" number: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9P0"/>
    </number:currency-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date-style style:name="N10164" number:language="en" number:country="US">
      <number:day/>
      <number:text>-</number:text>
      <number:month number:textual="true"/>
      <number:text>-</number:text>
      <number:year/>
    </number:date-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style:text-align-source="fix" style:repeat-content="false" fo:background-color="transparent" fo:border="1.11pt double #000000" style:border-line-width="0.0008in 0.0138in 0.0008in" style:shadow="#808080 0.0709in 0.0709in"/>
      <style:paragraph-properties fo:text-align="center"/>
      <style:text-properties fo:color="#000000" fo:font-size="18pt" fo:font-style="normal" fo:font-weight="bold"/>
    </style:style>
    <style:style style:name="Heading_20_1" style:display-name="Heading 1" style:family="table-cell" style:parent-style-name="Heading">
      <style:table-cell-properties fo:background-color="transparent" fo:border="0.06pt solid #000000"/>
      <style:text-properties fo:font-size="10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order="0.06pt solid #000000" style:shadow="#808080 0.0709in 0.0709in"/>
      <style:text-properties fo:font-style="normal" style:text-underline-style="none" fo:font-weight="normal"/>
    </style:style>
    <style:style style:name="ConditionalStyle_5f_1" style:display-name="ConditionalStyle_1" style:family="table-cell" style:parent-style-name="Default">
      <style:table-cell-properties fo:background-color="#b7e1cd"/>
    </style:style>
    <style:style style:name="Result2" style:family="table-cell" style:parent-style-name="Result" style:data-style-name="N129">
      <style:text-properties fo:color="#000000" fo:font-weight="bold"/>
    </style:style>
    <style:style style:name="Background" style:family="table-cell" style:parent-style-name="Default">
      <style:table-cell-properties fo:background-color="#004a4a"/>
      <style:text-properties fo:color="#c0c0c0"/>
    </style:style>
    <style:style style:name="Card" style:family="table-cell" style:parent-style-name="Default">
      <style:table-cell-properties style:text-align-source="fix" style:repeat-content="false" fo:background-color="transparent" fo:wrap-option="wrap" fo:padding-bottom="0.0138in" fo:padding-left="0.0138in" fo:padding-right="0.1319in" fo:padding-top="0.0138in" style:shadow="#808080 0.0709in 0.0709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1.11pt double #000000" style:border-line-width="0.0008in 0.0138in 0.0008in" style:shadow="#808080 0.0709in 0.0709in"/>
    </style:style>
    <style:style style:name="Card_20_TL" style:display-name="Card TL" style:family="table-cell" style:parent-style-name="Card">
      <style:table-cell-properties fo:border-bottom="none" fo:border-left="0.06pt solid #000000" fo:border-right="none" fo:border-top="0.06pt solid #000000"/>
    </style:style>
    <style:style style:name="Card_20_T" style:display-name="Card T" style:family="table-cell" style:parent-style-name="Card">
      <style:table-cell-properties fo:border-bottom="none" fo:border-left="none" fo:border-right="none" fo:border-top="0.06pt solid #000000"/>
    </style:style>
    <style:style style:name="Card_20_TR" style:display-name="Card TR" style:family="table-cell" style:parent-style-name="Card">
      <style:table-cell-properties fo:border-bottom="none" fo:border-left="none" fo:border-right="0.06pt solid #000000" fo:border-top="0.06pt solid #000000"/>
    </style:style>
    <style:style style:name="Card_20_L" style:display-name="Card L" style:family="table-cell" style:parent-style-name="Card">
      <style:table-cell-properties fo:border-bottom="none" fo:border-left="0.06pt solid #000000" fo:border-right="none" fo:border-top="none"/>
    </style:style>
    <style:style style:name="Card_20_R" style:display-name="Card R" style:family="table-cell" style:parent-style-name="Card">
      <style:table-cell-properties fo:border-bottom="none" fo:border-left="none" fo:border-right="0.06pt solid #000000" fo:border-top="none"/>
    </style:style>
    <style:style style:name="Card_20_B" style:display-name="Card B" style:family="table-cell" style:parent-style-name="Card">
      <style:table-cell-properties fo:border-bottom="0.06pt solid #000000" fo:border-left="none" fo:border-right="none" fo:border-top="none"/>
    </style:style>
    <style:style style:name="Card_20_BL" style:display-name="Card BL" style:family="table-cell" style:parent-style-name="Card">
      <style:table-cell-properties fo:border-bottom="0.06pt solid #000000" fo:border-left="0.06pt solid #000000" fo:border-right="none" fo:border-top="none"/>
    </style:style>
    <style:style style:name="Card_20_BR" style:display-name="Card BR" style:family="table-cell" style:parent-style-name="Card">
      <style:table-cell-properties fo:border-bottom="0.06pt solid #000000" fo:border-left="none" fo:border-right="0.06pt solid #000000" fo:border-top="none"/>
    </style:style>
    <style:style style:name="Column_20_Header" style:display-name="Column Header" style:family="table-cell" style:parent-style-name="Card">
      <style:table-cell-properties fo:padding="0.0138in" style:vertical-align="automati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header-first style:display="false"/>
      <style:footer>
        <text:p><text:span text:style-name="MT1">Seite </text:span><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5">00/00/0000</text:date>, <text:time style:data-style-name="N2" text:time-value="09:08:20.13707843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dc:date>2024-05-05T09:10:06.390220135</dc:date>
    <meta:editing-duration>PT5H13M31S</meta:editing-duration>
    <meta:editing-cycles>19</meta:editing-cycles>
    <meta:document-statistic meta:table-count="3" meta:cell-count="893" meta:object-count="0"/>
  </office:meta>
</office:document-meta>
</file>